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ospace"/>
    <style:font-face style:name="Fira Code" svg:font-family="'Fira Code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oppins" svg:font-family="poppins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9e10c" officeooo:paragraph-rsid="0009e10c" style:font-size-asian="10pt" style:font-size-complex="10pt"/>
    </style:style>
    <style:style style:name="P3" style:family="paragraph" style:parent-style-name="Standard">
      <style:text-properties fo:font-variant="normal" fo:text-transform="none" fo:color="#212529" loext:opacity="100%" style:font-name="poppins" fo:font-size="11pt" fo:letter-spacing="normal" fo:font-style="normal" fo:font-weight="normal" officeooo:rsid="0009e10c" officeooo:paragraph-rsid="0009e10c" style:font-size-asian="11pt" style:font-size-complex="11pt"/>
    </style:style>
    <style:style style:name="P4" style:family="paragraph" style:parent-style-name="Standard">
      <style:text-properties fo:font-variant="normal" fo:text-transform="none" fo:color="#212529" loext:opacity="100%" style:font-name="poppins" fo:font-size="11pt" fo:letter-spacing="normal" fo:font-style="normal" fo:font-weight="normal" officeooo:rsid="000f9def" officeooo:paragraph-rsid="000f9def" style:font-size-asian="11pt" style:font-size-complex="11pt"/>
    </style:style>
    <style:style style:name="P5" style:family="paragraph" style:parent-style-name="Standard">
      <style:text-properties fo:color="#000000" loext:opacity="100%" style:font-name="Fira Code" fo:font-size="9pt" fo:font-weight="normal" officeooo:paragraph-rsid="0009e10c" fo:background-color="transparent"/>
    </style:style>
    <style:style style:name="P6" style:family="paragraph" style:parent-style-name="Standard">
      <style:text-properties fo:font-variant="normal" fo:text-transform="none" fo:color="#212529" loext:opacity="100%" style:font-name="poppins" fo:font-size="11pt" fo:letter-spacing="normal" fo:font-style="normal" fo:font-weight="normal" officeooo:rsid="000f9def" officeooo:paragraph-rsid="000f9def" style:font-size-asian="11pt" style:font-size-complex="11pt"/>
    </style:style>
    <style:style style:name="P7" style:family="paragraph" style:parent-style-name="Standard">
      <style:text-properties fo:font-variant="normal" fo:text-transform="none" fo:color="#212529" loext:opacity="100%" style:font-name="poppins" fo:font-size="11pt" fo:letter-spacing="normal" fo:font-style="normal" fo:font-weight="normal" officeooo:rsid="0009e10c" officeooo:paragraph-rsid="0009e10c" style:font-size-asian="11pt" style:font-size-complex="11pt"/>
    </style:style>
    <style:style style:name="P8" style:family="paragraph" style:parent-style-name="Standard">
      <style:text-properties fo:font-variant="normal" fo:text-transform="none" fo:color="#000000" loext:opacity="100%" style:font-name="Fira Code" fo:font-size="10.5pt" fo:letter-spacing="normal" fo:font-style="normal" fo:font-weight="normal" officeooo:rsid="000f9def" officeooo:paragraph-rsid="000f9def" fo:background-color="transparent" style:font-size-asian="11pt" style:font-size-complex="11pt"/>
    </style:style>
    <style:style style:name="P9" style:family="paragraph" style:parent-style-name="Standard">
      <style:text-properties fo:font-variant="normal" fo:text-transform="none" fo:color="#000000" loext:opacity="100%" style:font-name="Fira Code" fo:font-size="10.5pt" fo:letter-spacing="normal" fo:font-style="normal" fo:font-weight="normal" officeooo:rsid="0009e10c" officeooo:paragraph-rsid="0009e10c" fo:background-color="transparent" style:font-size-asian="11pt" style:font-size-complex="11pt"/>
    </style:style>
    <style:style style:name="P10" style:family="paragraph" style:parent-style-name="Standard">
      <style:text-properties fo:font-variant="normal" fo:text-transform="none" fo:color="#000000" loext:opacity="100%" style:font-name="poppins" fo:font-size="11pt" fo:letter-spacing="normal" fo:font-style="normal" fo:font-weight="normal" officeooo:rsid="0009e10c" officeooo:paragraph-rsid="0009e10c" fo:background-color="transparent" style:font-size-asian="11pt" style:font-size-complex="11pt"/>
    </style:style>
    <style:style style:name="P11" style:family="paragraph" style:parent-style-name="Standard">
      <style:paragraph-properties style:line-height-at-least="0.503cm"/>
      <style:text-properties fo:color="#000000" loext:opacity="100%" style:font-name="Fira Code" fo:font-size="10.5pt" fo:font-weight="normal" fo:background-color="transparent"/>
    </style:style>
    <style:style style:name="P12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Fira Code" fo:font-size="10.5pt" fo:font-weight="normal" fo:background-color="transparent"/>
    </style:style>
    <style:style style:name="P13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T1" style:family="text">
      <style:text-properties officeooo:rsid="0009e10c"/>
    </style:style>
    <style:style style:name="T2" style:family="text">
      <style:text-properties officeooo:rsid="000d81d0"/>
    </style:style>
    <style:style style:name="T3" style:family="text">
      <style:text-properties officeooo:rsid="000df983"/>
    </style:style>
    <style:style style:name="T4" style:family="text">
      <style:text-properties officeooo:rsid="001296b2"/>
    </style:style>
    <style:style style:name="T5" style:family="text">
      <style:text-properties fo:color="#f47067" loext:opacity="100%"/>
    </style:style>
    <style:style style:name="T6" style:family="text">
      <style:text-properties fo:color="#f69d50" loext:opacity="100%"/>
    </style:style>
    <style:style style:name="T7" style:family="text">
      <style:text-properties fo:color="#dcbdfb" loext:opacity="100%"/>
    </style:style>
    <style:style style:name="T8" style:family="text">
      <style:text-properties fo:color="#96d0ff" loext:opacity="100%"/>
    </style:style>
    <style:style style:name="T9" style:family="text">
      <style:text-properties fo:color="#6cb6ff" loext:opacity="100%"/>
    </style:style>
    <style:style style:name="T10" style:family="text">
      <style:text-properties officeooo:rsid="00131ac8"/>
    </style:style>
    <style:style style:name="T11" style:family="text">
      <style:text-properties officeooo:rsid="0014e11b"/>
    </style:style>
    <style:style style:name="T12" style:family="text">
      <style:text-properties fo:color="#768390" loext:opacity="100%"/>
    </style:style>
    <style:style style:name="T13" style:family="text">
      <style:text-properties officeooo:rsid="001776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<text:span text:style-name="T1">BINARY SEARCH</text:span></text:p>
      <text:p text:style-name="P1"/>
      <text:p text:style-name="P1">#include &lt;bits/stdc++.h&gt;</text:p>
      <text:p text:style-name="P1">using namespace std;</text:p>
      <text:p text:style-name="P1">int binary_search(int arr[],int size){</text:p>
      <text:p text:style-name="P1"><text:s text:c="4"/>int data;</text:p>
      <text:p text:style-name="P1"><text:s text:c="4"/>cout&lt;&lt;"Please enter required value: ";</text:p>
      <text:p text:style-name="P1"><text:s text:c="4"/>cin&gt;&gt;data;</text:p>
      <text:p text:style-name="P1"><text:s text:c="4"/>int first = arr[0];</text:p>
      <text:p text:style-name="P1"><text:s text:c="4"/>int last = arr[size-1];</text:p>
      <text:p text:style-name="P1"><text:s text:c="4"/>int mid = (first+last)/2;</text:p>
      <text:p text:style-name="P1"><text:s text:c="4"/>while (first&lt;=last)</text:p>
      <text:p text:style-name="P1"><text:s text:c="4"/>{</text:p>
      <text:p text:style-name="P1"><text:s text:c="8"/>if (arr[mid]&lt;data)</text:p>
      <text:p text:style-name="P1"><text:s text:c="8"/>{</text:p>
      <text:p text:style-name="P1"><text:s text:c="12"/>first = mid+1;</text:p>
      <text:p text:style-name="P1"><text:s text:c="8"/>}</text:p>
      <text:p text:style-name="P1"><text:s text:c="8"/>else if (arr[mid]==data)</text:p>
      <text:p text:style-name="P1"><text:s text:c="8"/>{</text:p>
      <text:p text:style-name="P1"><text:s text:c="12"/>cout&lt;&lt;"Value found at index: "&lt;&lt;mid&lt;&lt;endl;</text:p>
      <text:p text:style-name="P1"><text:s text:c="12"/>break;</text:p>
      <text:p text:style-name="P1"><text:s text:c="8"/>}</text:p>
      <text:p text:style-name="P1"><text:s text:c="8"/>else</text:p>
      <text:p text:style-name="P1"><text:s text:c="8"/>{</text:p>
      <text:p text:style-name="P1"><text:s text:c="12"/>last = mid-1;</text:p>
      <text:p text:style-name="P1"><text:s text:c="8"/>}</text:p>
      <text:p text:style-name="P1"><text:s text:c="8"/>mid = (first+last)/2;</text:p>
      <text:p text:style-name="P1"><text:s text:c="4"/>}</text:p>
      <text:p text:style-name="P1"><text:s text:c="4"/>if (first&gt;last)</text:p>
      <text:p text:style-name="P1"><text:s text:c="4"/>{</text:p>
      <text:p text:style-name="P1"><text:s text:c="8"/>cout&lt;&lt;"Value not found"&lt;&lt;endl;</text:p>
      <text:p text:style-name="P1"><text:s text:c="4"/>}</text:p>
      <text:p text:style-name="P1"><text:s text:c="4"/>return 0;</text:p>
      <text:p text:style-name="P1"/>
      <text:p text:style-name="P1"/>
      <text:p text:style-name="P1">}</text:p>
      <text:p text:style-name="P1">int main()</text:p>
      <text:p text:style-name="P1">{ <text:s text:c="2"/>//Hard code</text:p>
      <text:p text:style-name="P1"><text:s text:c="4"/>int array[10]={1,2,3,4,5,6,7,8,9,10};</text:p>
      <text:p text:style-name="P1"/>
      <text:p text:style-name="P1"><text:s text:c="4"/>//Dynamic</text:p>
      <text:p text:style-name="P1"><text:s text:c="4"/>// <text:s text:c="4"/>int size;</text:p>
      <text:p text:style-name="P1"><text:s text:c="4"/>// cout&lt;&lt;"Enter number of element you want to enter in the array(Sorted):";</text:p>
      <text:p text:style-name="P1"><text:s text:c="4"/>// cin&gt;&gt;size;</text:p>
      <text:p text:style-name="P1"><text:s text:c="4"/>// cout&lt;&lt;endl;</text:p>
      <text:p text:style-name="P1"><text:s text:c="4"/>// int array[size];</text:p>
      <text:p text:style-name="P1"><text:s text:c="4"/>// cout&lt;&lt;"Enter Your Array: ";</text:p>
      <text:p text:style-name="P1"><text:s text:c="4"/>// for (int i = 0; i &lt; size; i++)</text:p>
      <text:p text:style-name="P1"><text:s text:c="4"/>// {</text:p>
      <text:p text:style-name="P1"><text:s text:c="4"/>// <text:s text:c="4"/>cin&gt;&gt;array[i];</text:p>
      <text:p text:style-name="P1"><text:s text:c="4"/>// }</text:p>
      <text:p text:style-name="P1"><text:s text:c="4"/>binary_search(array,10);</text:p>
      <text:p text:style-name="P1">return 0;</text:p>
      <text:p text:style-name="P1">}</text:p>
      <text:p text:style-name="P1">//Ans:</text:p>
      <text:p text:style-name="P1">// Please enter required value: 5</text:p>
      <text:p text:style-name="P1">// Value found at index: 4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//LINEAR SEARCH</text:p>
      <text:p text:style-name="P2"/>
      <text:p text:style-name="P2">#include &lt;bits/stdc++.h&gt;</text:p>
      <text:p text:style-name="P2">using namespace std;</text:p>
      <text:p text:style-name="P2">int search(int arr[],int size,int key){</text:p>
      <text:p text:style-name="P2"><text:s text:c="4"/>for (int i = 0; i &lt; size; i++)</text:p>
      <text:p text:style-name="P2"><text:s text:c="4"/>{</text:p>
      <text:p text:style-name="P2"><text:s text:c="8"/>if (arr[i]==key)</text:p>
      <text:p text:style-name="P2"><text:s text:c="8"/>{ <text:s text:c="2"/></text:p>
      <text:p text:style-name="P2"><text:s text:c="12"/>cout&lt;&lt;"Element present at: "&lt;&lt;i&lt;&lt;endl;</text:p>
      <text:p text:style-name="P2"><text:s text:c="12"/>return 1;</text:p>
      <text:p text:style-name="P2"><text:s text:c="8"/>}</text:p>
      <text:p text:style-name="P2"><text:s text:c="4"/>}</text:p>
      <text:p text:style-name="P2"><text:s text:c="4"/>return 0;</text:p>
      <text:p text:style-name="P2"><text:s text:c="4"/></text:p>
      <text:p text:style-name="P2">}</text:p>
      <text:p text:style-name="P2"/>
      <text:p text:style-name="P2">int main()</text:p>
      <text:p text:style-name="P2">{ <text:s text:c="2"/>//Hard Code</text:p>
      <text:p text:style-name="P2"><text:s text:c="4"/>// int arr[10]={5,6,7,-5,10,11,0,9,3,10};</text:p>
      <text:p text:style-name="P2"/>
      <text:p text:style-name="P2"><text:s text:c="4"/>//Dynamic</text:p>
      <text:p text:style-name="P2"><text:s text:c="4"/>int size;</text:p>
      <text:p text:style-name="P2"><text:s text:c="4"/>cout&lt;&lt;"Enter number of element you want to enter in the array:";</text:p>
      <text:p text:style-name="P2"><text:s text:c="4"/>cin&gt;&gt;size;</text:p>
      <text:p text:style-name="P2"><text:s text:c="4"/>cout&lt;&lt;endl;</text:p>
      <text:p text:style-name="P2"><text:s text:c="4"/>int arr[size];</text:p>
      <text:p text:style-name="P2"><text:s text:c="4"/>cout&lt;&lt;"Enter Your Array: ";</text:p>
      <text:p text:style-name="P2"><text:s text:c="4"/>for (int i = 0; i &lt; size; i++)</text:p>
      <text:p text:style-name="P2"><text:s text:c="4"/>{</text:p>
      <text:p text:style-name="P2"><text:s text:c="8"/>cin&gt;&gt;arr[i];</text:p>
      <text:p text:style-name="P2"><text:s text:c="4"/>}</text:p>
      <text:p text:style-name="P2"><text:s text:c="4"/>cout&lt;&lt;"Enter the value you want to find: "&lt;&lt;endl;</text:p>
      <text:p text:style-name="P2"><text:s text:c="4"/>int key;</text:p>
      <text:p text:style-name="P2"><text:s text:c="4"/>cin&gt;&gt;key;</text:p>
      <text:p text:style-name="P2"/>
      <text:p text:style-name="P2"><text:s text:c="4"/>//whether 1 is present in in or not?</text:p>
      <text:p text:style-name="P2"><text:s text:c="4"/>bool result =search(arr,10,key);</text:p>
      <text:p text:style-name="P2"><text:s text:c="4"/>if (result==1)</text:p>
      <text:p text:style-name="P2"><text:s text:c="4"/>{</text:p>
      <text:p text:style-name="P2"><text:s text:c="8"/>cout&lt;&lt;"Element is present in the array"&lt;&lt;endl;</text:p>
      <text:p text:style-name="P2"><text:s text:c="4"/>}</text:p>
      <text:p text:style-name="P2"><text:s text:c="4"/>else</text:p>
      <text:p text:style-name="P2"><text:s text:c="4"/>{</text:p>
      <text:p text:style-name="P2"><text:s text:c="8"/>cout&lt;&lt;"Element is not present in the array"&lt;&lt;endl;</text:p>
      <text:p text:style-name="P2"><text:s text:c="4"/>}</text:p>
      <text:p text:style-name="P2"><text:s text:c="4"/></text:p>
      <text:p text:style-name="P2">return 0;</text:p>
      <text:p text:style-name="P2">}</text:p>
      <text:p text:style-name="P2">//Ans:</text:p>
      <text:p text:style-name="P2">// Enter number of element you want to enter in the array:10</text:p>
      <text:p text:style-name="P2">//</text:p>
      <text:p text:style-name="P2">// Enter Your Array: 5 6 7 -5 10 11 0 9 3 10</text:p>
      <text:p text:style-name="P2">// Enter the value you want to find:</text:p>
      <text:p text:style-name="P2">// 10</text:p>
      <text:p text:style-name="P2">// Element present at: 4</text:p>
      <text:p text:style-name="P2">// Element is present in the array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/STACK IMPLEMENTATION &amp; FUNDAMENTAL OPERATION</text:p>
      <text:p text:style-name="P2"/>
      <text:p text:style-name="P2">#include &lt;bits/stdc++.h&gt;</text:p>
      <text:p text:style-name="P2">using namespace std;</text:p>
      <text:p text:style-name="P2"/>
      <text:p text:style-name="P2">class Stack{</text:p>
      <text:p text:style-name="P2"><text:s text:c="4"/>public: </text:p>
      <text:p text:style-name="P2"><text:s text:c="4"/>int top;</text:p>
      <text:p text:style-name="P2"><text:s text:c="4"/>int size;</text:p>
      <text:p text:style-name="P2"><text:s text:c="4"/>int *arr;</text:p>
      <text:p text:style-name="P2"/>
      <text:p text:style-name="P2"><text:s text:c="4"/>Stack(int size){</text:p>
      <text:p text:style-name="P2"><text:s text:c="8"/>this-&gt;size = size;</text:p>
      <text:p text:style-name="P2"><text:s text:c="8"/>top = -1;</text:p>
      <text:p text:style-name="P2"><text:s text:c="8"/>arr = new int[size];</text:p>
      <text:p text:style-name="P2"><text:s text:c="4"/>}</text:p>
      <text:p text:style-name="P2"/>
      <text:p text:style-name="P2"><text:s text:c="4"/>void push(int element){</text:p>
      <text:p text:style-name="P2"><text:s text:c="8"/>if(size-top&gt;1){</text:p>
      <text:p text:style-name="P2"><text:s text:c="12"/>top++;</text:p>
      <text:p text:style-name="P2"><text:s text:c="12"/>arr[top] = element;</text:p>
      <text:p text:style-name="P2"><text:s text:c="8"/>}</text:p>
      <text:p text:style-name="P2"><text:s text:c="8"/>cout&lt;&lt;"Stack Overflow"&lt;&lt;endl;</text:p>
      <text:p text:style-name="P2"><text:s text:c="4"/>}</text:p>
      <text:p text:style-name="P2"><text:s text:c="4"/>void pop(){</text:p>
      <text:p text:style-name="P2"><text:s text:c="8"/>if (top&gt;=0)</text:p>
      <text:p text:style-name="P2"><text:s text:c="8"/>{</text:p>
      <text:p text:style-name="P2"><text:s text:c="12"/>top--;</text:p>
      <text:p text:style-name="P2"><text:s text:c="8"/>}</text:p>
      <text:p text:style-name="P2"><text:s text:c="8"/>else</text:p>
      <text:p text:style-name="P2"><text:s text:c="8"/>{</text:p>
      <text:p text:style-name="P2"><text:s text:c="12"/>cout&lt;&lt;"Stack Underflow"&lt;&lt;endl;</text:p>
      <text:p text:style-name="P2"><text:s text:c="8"/>}</text:p>
      <text:p text:style-name="P2"><text:s text:c="8"/></text:p>
      <text:p text:style-name="P2"><text:s text:c="4"/>}</text:p>
      <text:p text:style-name="P2"><text:s text:c="4"/>void peek(){</text:p>
      <text:p text:style-name="P2"><text:s text:c="8"/>if (top&gt;=0)</text:p>
      <text:p text:style-name="P2"><text:s text:c="8"/>{</text:p>
      <text:p text:style-name="P2"><text:s text:c="12"/>cout&lt;&lt;arr[top]&lt;&lt;endl;</text:p>
      <text:p text:style-name="P2"><text:s text:c="8"/>}</text:p>
      <text:p text:style-name="P2"><text:s text:c="8"/>else</text:p>
      <text:p text:style-name="P2"><text:s text:c="8"/>{</text:p>
      <text:p text:style-name="P2"><text:s text:c="12"/>cout&lt;&lt;"Stack is empty"&lt;&lt;endl;</text:p>
      <text:p text:style-name="P2"><text:s text:c="8"/>}</text:p>
      <text:p text:style-name="P2"><text:s text:c="8"/></text:p>
      <text:p text:style-name="P2"><text:s text:c="4"/>}</text:p>
      <text:p text:style-name="P2"><text:s text:c="4"/>bool isEmpty(){</text:p>
      <text:p text:style-name="P2"><text:s text:c="8"/>if (top&lt;0)</text:p>
      <text:p text:style-name="P2"><text:s text:c="8"/>{</text:p>
      <text:p text:style-name="P2"><text:s text:c="12"/>return true;</text:p>
      <text:p text:style-name="P2"><text:s text:c="8"/>}</text:p>
      <text:p text:style-name="P2"><text:s text:c="8"/>return false;</text:p>
      <text:p text:style-name="P2"><text:s text:c="4"/>}</text:p>
      <text:p text:style-name="P2">};</text:p>
      <text:p text:style-name="P2">int main(){</text:p>
      <text:p text:style-name="P2"><text:s text:c="4"/>Stack s(5);</text:p>
      <text:p text:style-name="P2"><text:s text:c="4"/>s.push(1);</text:p>
      <text:p text:style-name="P2"><text:s text:c="4"/>s.push(2);</text:p>
      <text:p text:style-name="P2"><text:s text:c="4"/>s.push(3);</text:p>
      <text:p text:style-name="P2"><text:s text:c="4"/>s.peek();</text:p>
      <text:p text:style-name="P2"><text:s text:c="4"/>s.pop();</text:p>
      <text:p text:style-name="P2"><text:s text:c="4"/>s.peek();</text:p>
      <text:p text:style-name="P2"><text:s text:c="4"/>s.pop();</text:p>
      <text:p text:style-name="P2"><text:soft-page-break/><text:s text:c="4"/>s.peek();</text:p>
      <text:p text:style-name="P2"><text:s text:c="4"/>s.pop();</text:p>
      <text:p text:style-name="P2"><text:s text:c="4"/>s.peek();</text:p>
      <text:p text:style-name="P2"><text:s text:c="4"/>s.pop();</text:p>
      <text:p text:style-name="P2"><text:s text:c="4"/>s.peek();</text:p>
      <text:p text:style-name="P2"><text:s text:c="4"/>s.pop();</text:p>
      <text:p text:style-name="P2"><text:s text:c="4"/>cout&lt;&lt;s.isEmpty()&lt;&lt;endl;</text:p>
      <text:p text:style-name="P2"><text:s text:c="4"/>return 0;</text:p>
      <text:p text:style-name="P2">}</text:p>
      <text:p text:style-name="P2">//Ans:</text:p>
      <text:p text:style-name="P2">// Stack Overflow</text:p>
      <text:p text:style-name="P2">// Stack Overflow</text:p>
      <text:p text:style-name="P2">// Stack Overflow</text:p>
      <text:p text:style-name="P2">// 3</text:p>
      <text:p text:style-name="P2">// 2</text:p>
      <text:p text:style-name="P2">// 1</text:p>
      <text:p text:style-name="P2">// Stack is empty</text:p>
      <text:p text:style-name="P2">// Stack Underflow</text:p>
      <text:p text:style-name="P2">// Stack is empty</text:p>
      <text:p text:style-name="P2">// Stack Underflow</text:p>
      <text:p text:style-name="P2">//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//<text:span text:style-name="T2">INFIX TO POSTFIX</text:span></text:p>
      <text:p text:style-name="P3"/>
      <text:p text:style-name="P3">#include &lt;bits/stdc++.h&gt;</text:p>
      <text:p text:style-name="P3">using namespace std;</text:p>
      <text:p text:style-name="P3"/>
      <text:p text:style-name="P3">int precedence(char c)</text:p>
      <text:p text:style-name="P3">{</text:p>
      <text:p text:style-name="P3"><text:tab/>if (c == '^')</text:p>
      <text:p text:style-name="P3"><text:tab/><text:tab/>return 3;</text:p>
      <text:p text:style-name="P3"><text:tab/>else if (c == '/' || c == '*')</text:p>
      <text:p text:style-name="P3"><text:tab/><text:tab/>return 2;</text:p>
      <text:p text:style-name="P3"><text:tab/>else if (c == '+' || c == '-')</text:p>
      <text:p text:style-name="P3"><text:tab/><text:tab/>return 1;</text:p>
      <text:p text:style-name="P3"><text:tab/>else</text:p>
      <text:p text:style-name="P3"><text:tab/><text:tab/>return -1;</text:p>
      <text:p text:style-name="P3">}</text:p>
      <text:p text:style-name="P3">void infixToPostfix(string s)</text:p>
      <text:p text:style-name="P3">{</text:p>
      <text:p text:style-name="P3"/>
      <text:p text:style-name="P3"><text:tab/>stack&lt;char&gt; st;</text:p>
      <text:p text:style-name="P3"><text:tab/>string result;</text:p>
      <text:p text:style-name="P3"/>
      <text:p text:style-name="P3"><text:tab/>for (int i = 0; i &lt; s.length(); i++) {</text:p>
      <text:p text:style-name="P3"><text:tab/><text:tab/>char c = s[i];</text:p>
      <text:p text:style-name="P3"/>
      <text:p text:style-name="P3"><text:tab/></text:p>
      <text:p text:style-name="P3"><text:tab/><text:tab/>if ((c &gt;= 'a' &amp;&amp; c &lt;= 'z') || (c &gt;= 'A' &amp;&amp; c &lt;= 'Z')</text:p>
      <text:p text:style-name="P3"><text:tab/><text:tab/><text:tab/>|| (c &gt;= '0' &amp;&amp; c &lt;= '9'))</text:p>
      <text:p text:style-name="P3"><text:tab/><text:tab/><text:tab/>result += c;</text:p>
      <text:p text:style-name="P3"/>
      <text:p text:style-name="P3"><text:tab/></text:p>
      <text:p text:style-name="P3"><text:tab/><text:tab/>else if (c == '(')</text:p>
      <text:p text:style-name="P3"><text:tab/><text:tab/><text:tab/>st.push('(');</text:p>
      <text:p text:style-name="P3"/>
      <text:p text:style-name="P3"><text:tab/><text:tab/></text:p>
      <text:p text:style-name="P3"><text:tab/><text:tab/>else if (c == ')') {</text:p>
      <text:p text:style-name="P3"><text:tab/><text:tab/><text:tab/>while (st.top() != '(') {</text:p>
      <text:p text:style-name="P3"><text:tab/><text:tab/><text:tab/><text:tab/>result += st.top();</text:p>
      <text:p text:style-name="P3"><text:tab/><text:tab/><text:tab/><text:tab/>st.pop();</text:p>
      <text:p text:style-name="P3"><text:tab/><text:tab/><text:tab/>}</text:p>
      <text:p text:style-name="P3"><text:tab/><text:tab/><text:tab/>st.pop();</text:p>
      <text:p text:style-name="P3"><text:tab/><text:tab/>}</text:p>
      <text:p text:style-name="P3"/>
      <text:p text:style-name="P3"><text:tab/><text:tab/></text:p>
      <text:p text:style-name="P3"><text:tab/><text:tab/>else {</text:p>
      <text:p text:style-name="P3"><text:tab/><text:tab/><text:tab/>while (!st.empty()</text:p>
      <text:p text:style-name="P3"><text:tab/><text:tab/><text:tab/><text:tab/>&amp;&amp; precedence(s[i]) &lt;= precedence(st.top())) {</text:p>
      <text:p text:style-name="P3"><text:tab/><text:tab/><text:tab/><text:tab/>result += st.top();</text:p>
      <text:p text:style-name="P3"><text:tab/><text:tab/><text:tab/><text:tab/>st.pop();</text:p>
      <text:p text:style-name="P3"><text:tab/><text:tab/><text:tab/>}</text:p>
      <text:p text:style-name="P3"><text:tab/><text:tab/><text:tab/>st.push(c);</text:p>
      <text:p text:style-name="P3"><text:tab/><text:tab/>}</text:p>
      <text:p text:style-name="P3"><text:tab/>}</text:p>
      <text:p text:style-name="P3"/>
      <text:p text:style-name="P3"/>
      <text:p text:style-name="P3"><text:tab/>while (!st.empty()) {</text:p>
      <text:p text:style-name="P3"><text:soft-page-break/><text:tab/><text:tab/>result += st.top();</text:p>
      <text:p text:style-name="P3"><text:tab/><text:tab/>st.pop();</text:p>
      <text:p text:style-name="P3"><text:tab/>}</text:p>
      <text:p text:style-name="P3"/>
      <text:p text:style-name="P3"><text:tab/>cout &lt;&lt; result &lt;&lt; endl;</text:p>
      <text:p text:style-name="P3">}</text:p>
      <text:p text:style-name="P3"/>
      <text:p text:style-name="P3"/>
      <text:p text:style-name="P3">int main()</text:p>
      <text:p text:style-name="P3">{</text:p>
      <text:p text:style-name="P3"><text:tab/>string str = "a-(b*c+d)*(e-f/b)";</text:p>
      <text:p text:style-name="P3"/>
      <text:p text:style-name="P3"><text:tab/></text:p>
      <text:p text:style-name="P3"><text:tab/>infixToPostfix(str);</text:p>
      <text:p text:style-name="P3"><text:tab/></text:p>
      <text:p text:style-name="P3"><text:tab/>return 0;</text:p>
      <text:p text:style-name="P3">}</text:p>
      <text:p text:style-name="P3"/>
      <text:p text:style-name="P3">//abc*d+efb/-*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//<text:span text:style-name="T2">Postfix Evaluation</text:span></text:p>
      <text:p text:style-name="P3"/>
      <text:p text:style-name="P5">#include &lt;bits/stdc++.h&gt;</text:p>
      <text:p text:style-name="P5">using namespace std;</text:p>
      <text:p text:style-name="P5"/>
      <text:p text:style-name="P5">int evaluatePostfix(string expression)</text:p>
      <text:p text:style-name="P5">{</text:p>
      <text:p text:style-name="P5"><text:s text:c="4"/>stack&lt;int&gt; s;</text:p>
      <text:p text:style-name="P5"><text:s text:c="4"/>for (char c : expression)</text:p>
      <text:p text:style-name="P5"><text:s text:c="4"/>{</text:p>
      <text:p text:style-name="P5"><text:s text:c="8"/>if (isdigit(c))</text:p>
      <text:p text:style-name="P5"><text:s text:c="8"/>{</text:p>
      <text:p text:style-name="P5"><text:s text:c="12"/>s.push(c - '0');</text:p>
      <text:p text:style-name="P5"><text:s text:c="8"/>}</text:p>
      <text:p text:style-name="P5"><text:s text:c="8"/>else</text:p>
      <text:p text:style-name="P5"><text:s text:c="8"/>{</text:p>
      <text:p text:style-name="P5"><text:s text:c="12"/>int op2 = s.top();</text:p>
      <text:p text:style-name="P5"><text:s text:c="12"/>s.pop();</text:p>
      <text:p text:style-name="P5"><text:s text:c="12"/>int op1 = s.top();</text:p>
      <text:p text:style-name="P5"><text:s text:c="12"/>s.pop();</text:p>
      <text:p text:style-name="P5"><text:s text:c="12"/>switch (c)</text:p>
      <text:p text:style-name="P5"><text:s text:c="12"/>{</text:p>
      <text:p text:style-name="P5"><text:s text:c="12"/>case '+':</text:p>
      <text:p text:style-name="P5"><text:s text:c="16"/>s.push(op1 + op2);</text:p>
      <text:p text:style-name="P5"><text:s text:c="16"/>break;</text:p>
      <text:p text:style-name="P5"><text:s text:c="12"/>case '-':</text:p>
      <text:p text:style-name="P5"><text:s text:c="16"/>s.push(op1 - op2);</text:p>
      <text:p text:style-name="P5"><text:s text:c="16"/>break;</text:p>
      <text:p text:style-name="P5"><text:s text:c="12"/>case '*':</text:p>
      <text:p text:style-name="P5"><text:s text:c="16"/>s.push(op1 * op2);</text:p>
      <text:p text:style-name="P5"><text:s text:c="16"/>break;</text:p>
      <text:p text:style-name="P5"><text:s text:c="12"/>case '/':</text:p>
      <text:p text:style-name="P5"><text:s text:c="16"/>s.push(op1 / op2);</text:p>
      <text:p text:style-name="P5"><text:s text:c="16"/>break;</text:p>
      <text:p text:style-name="P5"><text:s text:c="12"/>}</text:p>
      <text:p text:style-name="P5"><text:s text:c="8"/>}</text:p>
      <text:p text:style-name="P5"><text:s text:c="4"/>}</text:p>
      <text:p text:style-name="P5"><text:s text:c="4"/>return s.top();</text:p>
      <text:p text:style-name="P5">}</text:p>
      <text:p text:style-name="P5"/>
      <text:p text:style-name="P5">int main()</text:p>
      <text:p text:style-name="P5">{</text:p>
      <text:p text:style-name="P5"><text:s text:c="4"/>string str = "52+";</text:p>
      <text:p text:style-name="P5"/>
      <text:p text:style-name="P5"><text:s text:c="4"/>cout &lt;&lt; evaluatePostfix(str);</text:p>
      <text:p text:style-name="P5"/>
      <text:p text:style-name="P5"><text:s text:c="4"/>return 0;</text:p>
      <text:p text:style-name="P5">}</text:p>
      <text:p text:style-name="P5"/>
      <text:p text:style-name="P5">//<text:span text:style-name="T3">7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//<text:span text:style-name="T3">CIRCULAR QUEUE</text:span></text:p>
      <text:p text:style-name="P5"/>
      <text:p text:style-name="P5">#include&lt;iostream&gt;</text:p>
      <text:p text:style-name="P5">using namespace std;</text:p>
      <text:p text:style-name="P5"># define n 20</text:p>
      <text:p text:style-name="P5">class circularqueue{</text:p>
      <text:p text:style-name="P5"><text:s text:c="4"/>int* arr;</text:p>
      <text:p text:style-name="P5"><text:s text:c="4"/>int front;</text:p>
      <text:p text:style-name="P5"><text:s text:c="4"/>int back;</text:p>
      <text:p text:style-name="P5"><text:s text:c="4"/>public:</text:p>
      <text:p text:style-name="P5"><text:s text:c="2"/>circularqueue(){</text:p>
      <text:p text:style-name="P5"><text:s text:c="8"/>arr =new int[n];</text:p>
      <text:p text:style-name="P5"><text:s text:c="8"/>front =-1;</text:p>
      <text:p text:style-name="P5"><text:s text:c="8"/>back =-1;</text:p>
      <text:p text:style-name="P5"><text:s text:c="8"/>}</text:p>
      <text:p text:style-name="P5"><text:s text:c="4"/>void enqueue(int x){</text:p>
      <text:p text:style-name="P5"><text:s text:c="8"/>if((back==n-1&amp;&amp; front==0)||back==(front-1)%(n-1)){</text:p>
      <text:p text:style-name="P5">cout&lt;&lt;"stack is full"&lt;&lt;endl;</text:p>
      <text:p text:style-name="P5">return;</text:p>
      <text:p text:style-name="P5"><text:s text:c="4"/>}</text:p>
      <text:p text:style-name="P5"><text:s text:c="4"/>else if(front==-1){</text:p>
      <text:p text:style-name="P5"><text:s text:c="7"/>front= back=0;</text:p>
      <text:p text:style-name="P5"><text:s text:c="7"/>arr[back]=x;</text:p>
      <text:p text:style-name="P5"><text:s text:c="4"/>}</text:p>
      <text:p text:style-name="P5"><text:s text:c="4"/>else if(front !=0 &amp;&amp;back==n-1){</text:p>
      <text:p text:style-name="P5"><text:s/>back=0;</text:p>
      <text:p text:style-name="P5"><text:s/>arr[back]=x;</text:p>
      <text:p text:style-name="P5"><text:s text:c="4"/>}</text:p>
      <text:p text:style-name="P5"><text:s text:c="4"/>else{</text:p>
      <text:p text:style-name="P5"><text:s text:c="4"/>back++;</text:p>
      <text:p text:style-name="P5"><text:s text:c="4"/>arr[back]=x;</text:p>
      <text:p text:style-name="P5"><text:s text:c="3"/></text:p>
      <text:p text:style-name="P5">}</text:p>
      <text:p text:style-name="P5">}</text:p>
      <text:p text:style-name="P5">void dequeue(){</text:p>
      <text:p text:style-name="P5"><text:s text:c="4"/>if(front==-1 ){</text:p>
      <text:p text:style-name="P5"><text:s text:c="8"/>cout&lt;&lt;"stack is empty"&lt;&lt;endl;</text:p>
      <text:p text:style-name="P5">return ;</text:p>
      <text:p text:style-name="P5"><text:s text:c="4"/>}</text:p>
      <text:p text:style-name="P5"><text:s text:c="4"/>else if(front==back){</text:p>
      <text:p text:style-name="P5"><text:s text:c="8"/>front=back=-1;</text:p>
      <text:p text:style-name="P5"><text:s text:c="4"/>}</text:p>
      <text:p text:style-name="P5"><text:s text:c="4"/>else if(front==n-1){</text:p>
      <text:p text:style-name="P5"><text:s text:c="8"/>front=0;</text:p>
      <text:p text:style-name="P5"><text:s text:c="4"/>}</text:p>
      <text:p text:style-name="P5"><text:s text:c="4"/>else{</text:p>
      <text:p text:style-name="P5"><text:s text:c="8"/>front++;</text:p>
      <text:p text:style-name="P5"><text:s text:c="4"/>}</text:p>
      <text:p text:style-name="P5"/>
      <text:p text:style-name="P5"/>
      <text:p text:style-name="P5"><text:s text:c="4"/>}</text:p>
      <text:p text:style-name="P5">int peek(){</text:p>
      <text:p text:style-name="P5"><text:s text:c="4"/>if(front==-1 ){</text:p>
      <text:p text:style-name="P5"><text:s text:c="8"/>cout&lt;&lt;"stack is empty"&lt;&lt;endl;</text:p>
      <text:p text:style-name="P5">return -1;</text:p>
      <text:p text:style-name="P5"><text:s text:c="4"/>}</text:p>
      <text:p text:style-name="P5"><text:s text:c="4"/>return arr[front];</text:p>
      <text:p text:style-name="P5">}</text:p>
      <text:p text:style-name="P5"/>
      <text:p text:style-name="P5">bool empty(){</text:p>
      <text:p text:style-name="P5"><text:s/>if(front==-1 ){</text:p>
      <text:p text:style-name="P5"><text:s text:c="5"/></text:p>
      <text:p text:style-name="P5">return true;</text:p>
      <text:p text:style-name="P5"><text:s text:c="4"/>}</text:p>
      <text:p text:style-name="P5"><text:s text:c="4"/>return false;</text:p>
      <text:p text:style-name="P5">}</text:p>
      <text:p text:style-name="P5"><text:s text:c="4"/>};</text:p>
      <text:p text:style-name="P5">int main(){</text:p>
      <text:p text:style-name="P5"><text:s text:c="2"/>circularqueue q;</text:p>
      <text:p text:style-name="P5"><text:soft-page-break/><text:s text:c="4"/>q.enqueue(3);</text:p>
      <text:p text:style-name="P5"><text:s text:c="4"/>q.enqueue(4);</text:p>
      <text:p text:style-name="P5"><text:s text:c="4"/>q.enqueue(5);</text:p>
      <text:p text:style-name="P5"><text:s text:c="3"/>cout&lt;&lt; q.peek()&lt;&lt;endl;</text:p>
      <text:p text:style-name="P5"><text:s text:c="4"/>q.dequeue();</text:p>
      <text:p text:style-name="P5"><text:s text:c="6"/>cout&lt;&lt; q.peek()&lt;&lt;endl;</text:p>
      <text:p text:style-name="P5"><text:s text:c="4"/>q.dequeue();</text:p>
      <text:p text:style-name="P5"><text:s text:c="6"/>cout&lt;&lt; q.peek()&lt;&lt;endl;</text:p>
      <text:p text:style-name="P5"><text:s text:c="4"/>q.dequeue();</text:p>
      <text:p text:style-name="P5"><text:s text:c="4"/>cout&lt;&lt;q.empty();</text:p>
      <text:p text:style-name="P5"/>
      <text:p text:style-name="P5"/>
      <text:p text:style-name="P5"/>
      <text:p text:style-name="P5">return 0;</text:p>
      <text:p text:style-name="P5">}</text:p>
      <text:p text:style-name="P5">//ANS:</text:p>
      <text:p text:style-name="P5">// 3</text:p>
      <text:p text:style-name="P5">// 4</text:p>
      <text:p text:style-name="P5">// 5</text:p>
      <text:p text:style-name="P5">// 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//<text:span text:style-name="T3">LINEAR QUEUE</text:span></text:p>
      <text:p text:style-name="P3"/>
      <text:p text:style-name="P3">#include &lt;bits/stdc++.h&gt;</text:p>
      <text:p text:style-name="P3">using namespace std;</text:p>
      <text:p text:style-name="P3">class Queue {</text:p>
      <text:p text:style-name="P3">public:</text:p>
      <text:p text:style-name="P3"><text:s text:c="4"/>int front, rear, size;</text:p>
      <text:p text:style-name="P3"><text:s text:c="4"/>unsigned capacity;</text:p>
      <text:p text:style-name="P3"><text:s text:c="4"/>int* array;</text:p>
      <text:p text:style-name="P3">};</text:p>
      <text:p text:style-name="P3">Queue* createQueue(unsigned capacity)</text:p>
      <text:p text:style-name="P3">{</text:p>
      <text:p text:style-name="P3"><text:s text:c="4"/>Queue* queue = new Queue();</text:p>
      <text:p text:style-name="P3"><text:s text:c="4"/>queue-&gt;capacity = capacity;</text:p>
      <text:p text:style-name="P3"><text:s text:c="4"/>queue-&gt;front = queue-&gt;size = 0;</text:p>
      <text:p text:style-name="P3"><text:s text:c="4"/>queue-&gt;rear = capacity - 1;</text:p>
      <text:p text:style-name="P3"><text:s text:c="4"/>queue-&gt;array = new int[queue-&gt;capacity];</text:p>
      <text:p text:style-name="P3"><text:s text:c="4"/>return queue;</text:p>
      <text:p text:style-name="P3">}</text:p>
      <text:p text:style-name="P3">int isFull(Queue* queue)</text:p>
      <text:p text:style-name="P3">{</text:p>
      <text:p text:style-name="P3"><text:s text:c="4"/>return (queue-&gt;size == queue-&gt;capacity);</text:p>
      <text:p text:style-name="P3">}</text:p>
      <text:p text:style-name="P3">int isEmpty(Queue* queue)</text:p>
      <text:p text:style-name="P3">{</text:p>
      <text:p text:style-name="P3"><text:s text:c="4"/>return (queue-&gt;size == 0);</text:p>
      <text:p text:style-name="P3">}</text:p>
      <text:p text:style-name="P3">void enqueue(Queue* queue, int item)</text:p>
      <text:p text:style-name="P3">{</text:p>
      <text:p text:style-name="P3"><text:s text:c="4"/>if (isFull(queue))</text:p>
      <text:p text:style-name="P3"><text:s text:c="8"/>return;</text:p>
      <text:p text:style-name="P3"><text:s text:c="4"/>queue-&gt;rear = (queue-&gt;rear + 1)</text:p>
      <text:p text:style-name="P3"><text:s text:c="16"/>% queue-&gt;capacity;</text:p>
      <text:p text:style-name="P3"><text:s text:c="4"/>queue-&gt;array[queue-&gt;rear] = item;</text:p>
      <text:p text:style-name="P3"><text:s text:c="4"/>queue-&gt;size = queue-&gt;size + 1;</text:p>
      <text:p text:style-name="P3"><text:s text:c="4"/>cout &lt;&lt; item &lt;&lt; " enqueued to queue\n";</text:p>
      <text:p text:style-name="P3">}</text:p>
      <text:p text:style-name="P3">int dequeue(Queue* queue)</text:p>
      <text:p text:style-name="P3">{</text:p>
      <text:p text:style-name="P3"><text:s text:c="4"/>if (isEmpty(queue))</text:p>
      <text:p text:style-name="P3"><text:s text:c="8"/>return INT_MIN;</text:p>
      <text:p text:style-name="P3"><text:s text:c="4"/>int item = queue-&gt;array[queue-&gt;front];</text:p>
      <text:p text:style-name="P3"><text:s text:c="4"/>queue-&gt;front = (queue-&gt;front + 1)</text:p>
      <text:p text:style-name="P3"><text:s text:c="16"/>% queue-&gt;capacity;</text:p>
      <text:p text:style-name="P3"><text:s text:c="4"/>queue-&gt;size = queue-&gt;size - 1;</text:p>
      <text:p text:style-name="P3"><text:s text:c="4"/>return item;</text:p>
      <text:p text:style-name="P3">}</text:p>
      <text:p text:style-name="P3">int front(Queue* queue)</text:p>
      <text:p text:style-name="P3">{</text:p>
      <text:p text:style-name="P3"><text:s text:c="4"/>if (isEmpty(queue))</text:p>
      <text:p text:style-name="P3"><text:s text:c="8"/>return INT_MIN;</text:p>
      <text:p text:style-name="P3"><text:s text:c="4"/>return queue-&gt;array[queue-&gt;front];</text:p>
      <text:p text:style-name="P3">}</text:p>
      <text:p text:style-name="P3">int rear(Queue* queue)</text:p>
      <text:p text:style-name="P3">{</text:p>
      <text:p text:style-name="P3"><text:s text:c="4"/>if (isEmpty(queue))</text:p>
      <text:p text:style-name="P3"><text:soft-page-break/><text:s text:c="8"/>return INT_MIN;</text:p>
      <text:p text:style-name="P3"><text:s text:c="4"/>return queue-&gt;array[queue-&gt;rear];</text:p>
      <text:p text:style-name="P3">}</text:p>
      <text:p text:style-name="P3">int main()</text:p>
      <text:p text:style-name="P3">{</text:p>
      <text:p text:style-name="P3"><text:s text:c="4"/>Queue* queue = createQueue(1000);</text:p>
      <text:p text:style-name="P3"><text:s text:c="4"/>enqueue(queue, 1);</text:p>
      <text:p text:style-name="P3"><text:s text:c="4"/>enqueue(queue, 2);</text:p>
      <text:p text:style-name="P3"><text:s text:c="4"/>enqueue(queue, 3);</text:p>
      <text:p text:style-name="P3"><text:s text:c="4"/>enqueue(queue, 4);</text:p>
      <text:p text:style-name="P3"><text:s text:c="4"/>cout &lt;&lt; dequeue(queue)</text:p>
      <text:p text:style-name="P3"><text:s text:c="8"/>&lt;&lt; " dequeued from queue\n";</text:p>
      <text:p text:style-name="P3"><text:s text:c="4"/>cout &lt;&lt; "Front item is "</text:p>
      <text:p text:style-name="P3"><text:s text:c="8"/>&lt;&lt; front(queue) &lt;&lt; endl;</text:p>
      <text:p text:style-name="P3"><text:s text:c="4"/>cout &lt;&lt; "Rear item is "</text:p>
      <text:p text:style-name="P3"><text:s text:c="8"/>&lt;&lt; rear(queue) &lt;&lt; endl;</text:p>
      <text:p text:style-name="P3"><text:s text:c="4"/>return 0;</text:p>
      <text:p text:style-name="P3">}</text:p>
      <text:p text:style-name="P3">// 1 enqueued to queue</text:p>
      <text:p text:style-name="P3">// 2 enqueued to queue</text:p>
      <text:p text:style-name="P3">// 3 enqueued to queue</text:p>
      <text:p text:style-name="P3">// 4 enqueued to queue</text:p>
      <text:p text:style-name="P3">// 1 dequeued from queue</text:p>
      <text:p text:style-name="P3">// Front item is 2</text:p>
      <text:p text:style-name="P3">// Rear item is 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//SINGLY LINKED LIST<text:line-break/></text:p>
      <text:p text:style-name="P4">#include &lt;iostream&gt;</text:p>
      <text:p text:style-name="P4">#include &lt;cstdlib&gt;</text:p>
      <text:p text:style-name="P4"/>
      <text:p text:style-name="P4">using namespace std;</text:p>
      <text:p text:style-name="P4"/>
      <text:p text:style-name="P4">struct Node {</text:p>
      <text:p text:style-name="P4"><text:s text:c="4"/>int data;</text:p>
      <text:p text:style-name="P4"><text:s text:c="4"/>Node* next;</text:p>
      <text:p text:style-name="P4">};</text:p>
      <text:p text:style-name="P4"/>
      <text:p text:style-name="P4">class LinkedList {</text:p>
      <text:p text:style-name="P4"><text:s text:c="4"/>private:</text:p>
      <text:p text:style-name="P4"><text:s text:c="8"/>Node* head;</text:p>
      <text:p text:style-name="P4"><text:s text:c="4"/>public:</text:p>
      <text:p text:style-name="P4"><text:s text:c="8"/>LinkedList() {</text:p>
      <text:p text:style-name="P4"><text:s text:c="12"/>head = NULL;</text:p>
      <text:p text:style-name="P4"><text:s text:c="8"/>}</text:p>
      <text:p text:style-name="P4"/>
      <text:p text:style-name="P4"><text:s text:c="8"/>void insert(int value) {</text:p>
      <text:p text:style-name="P4"><text:s text:c="12"/>Node* newNode = new Node;</text:p>
      <text:p text:style-name="P4"><text:s text:c="12"/>newNode-&gt;data = value;</text:p>
      <text:p text:style-name="P4"><text:s text:c="12"/>newNode-&gt;next = NULL;</text:p>
      <text:p text:style-name="P4"/>
      <text:p text:style-name="P4"><text:s text:c="12"/>if (head == NULL) {</text:p>
      <text:p text:style-name="P4"><text:s text:c="16"/>head = newNode;</text:p>
      <text:p text:style-name="P4"><text:s text:c="12"/>} else {</text:p>
      <text:p text:style-name="P4"><text:s text:c="16"/>Node* temp = head;</text:p>
      <text:p text:style-name="P4"><text:s text:c="16"/>while (temp-&gt;next != NULL) {</text:p>
      <text:p text:style-name="P4"><text:s text:c="20"/>temp = temp-&gt;next;</text:p>
      <text:p text:style-name="P4"><text:s text:c="16"/>}</text:p>
      <text:p text:style-name="P4"><text:s text:c="16"/>temp-&gt;next = newNode;</text:p>
      <text:p text:style-name="P4"><text:s text:c="12"/>}</text:p>
      <text:p text:style-name="P4"><text:s text:c="8"/>}</text:p>
      <text:p text:style-name="P4"/>
      <text:p text:style-name="P4"><text:s text:c="8"/>void display() {</text:p>
      <text:p text:style-name="P4"><text:s text:c="12"/>if (head == NULL) {</text:p>
      <text:p text:style-name="P4"><text:s text:c="16"/>cout &lt;&lt; "List is empty." &lt;&lt; endl;</text:p>
      <text:p text:style-name="P4"><text:s text:c="12"/>} else {</text:p>
      <text:p text:style-name="P4"><text:s text:c="16"/>Node* temp = head;</text:p>
      <text:p text:style-name="P4"><text:s text:c="16"/>while (temp != NULL) {</text:p>
      <text:p text:style-name="P4"><text:s text:c="20"/>cout &lt;&lt; temp-&gt;data &lt;&lt; " ";</text:p>
      <text:p text:style-name="P4"><text:s text:c="20"/>temp = temp-&gt;next;</text:p>
      <text:p text:style-name="P4"><text:s text:c="16"/>}</text:p>
      <text:p text:style-name="P4"><text:s text:c="16"/>cout &lt;&lt; endl;</text:p>
      <text:p text:style-name="P4"><text:s text:c="12"/>}</text:p>
      <text:p text:style-name="P4"><text:s text:c="8"/>}</text:p>
      <text:p text:style-name="P4"/>
      <text:p text:style-name="P4"><text:s text:c="8"/>void deleteNode(int value) {</text:p>
      <text:p text:style-name="P4"><text:s text:c="12"/>if (head == NULL) {</text:p>
      <text:p text:style-name="P4"><text:s text:c="16"/>cout &lt;&lt; "List is empty." &lt;&lt; endl;</text:p>
      <text:p text:style-name="P4"><text:s text:c="12"/>} else {</text:p>
      <text:p text:style-name="P4"><text:s text:c="16"/>Node* temp = head;</text:p>
      <text:p text:style-name="P4"><text:s text:c="16"/>Node* prev = NULL;</text:p>
      <text:p text:style-name="P4"><text:s text:c="16"/>while (temp != NULL) {</text:p>
      <text:p text:style-name="P4"><text:soft-page-break/><text:s text:c="20"/>if (temp-&gt;data == value) {</text:p>
      <text:p text:style-name="P4"><text:s text:c="24"/>if (prev == NULL) {</text:p>
      <text:p text:style-name="P4"><text:s text:c="28"/>head = temp-&gt;next;</text:p>
      <text:p text:style-name="P4"><text:s text:c="24"/>} else {</text:p>
      <text:p text:style-name="P4"><text:s text:c="28"/>prev-&gt;next = temp-&gt;next;</text:p>
      <text:p text:style-name="P4"><text:s text:c="24"/>}</text:p>
      <text:p text:style-name="P4"><text:s text:c="24"/>delete temp;</text:p>
      <text:p text:style-name="P4"><text:s text:c="24"/>cout &lt;&lt; "Node with value " &lt;&lt; value &lt;&lt; " deleted." &lt;&lt; endl;</text:p>
      <text:p text:style-name="P4"><text:s text:c="24"/>return;</text:p>
      <text:p text:style-name="P4"><text:s text:c="20"/>}</text:p>
      <text:p text:style-name="P4"><text:s text:c="20"/>prev = temp;</text:p>
      <text:p text:style-name="P4"><text:s text:c="20"/>temp = temp-&gt;next;</text:p>
      <text:p text:style-name="P4"><text:s text:c="16"/>}</text:p>
      <text:p text:style-name="P4"><text:s text:c="16"/>cout &lt;&lt; "Node with value " &lt;&lt; value &lt;&lt; " not found." &lt;&lt; endl;</text:p>
      <text:p text:style-name="P4"><text:s text:c="12"/>}</text:p>
      <text:p text:style-name="P4"><text:s text:c="8"/>}</text:p>
      <text:p text:style-name="P4"/>
      <text:p text:style-name="P4"><text:s text:c="8"/>int count() {</text:p>
      <text:p text:style-name="P4"><text:s text:c="12"/>int count = 0;</text:p>
      <text:p text:style-name="P4"><text:s text:c="12"/>Node* temp = head;</text:p>
      <text:p text:style-name="P4"><text:s text:c="12"/>while (temp != NULL) {</text:p>
      <text:p text:style-name="P4"><text:s text:c="16"/>count++;</text:p>
      <text:p text:style-name="P4"><text:s text:c="16"/>temp = temp-&gt;next;</text:p>
      <text:p text:style-name="P4"><text:s text:c="12"/>}</text:p>
      <text:p text:style-name="P4"><text:s text:c="12"/>return count;</text:p>
      <text:p text:style-name="P4"><text:s text:c="8"/>}</text:p>
      <text:p text:style-name="P4">};</text:p>
      <text:p text:style-name="P4"/>
      <text:p text:style-name="P4">int main() {</text:p>
      <text:p text:style-name="P4"><text:s text:c="4"/>LinkedList list;</text:p>
      <text:p text:style-name="P4"><text:s text:c="4"/>list.insert(1);</text:p>
      <text:p text:style-name="P4"><text:s text:c="4"/>list.insert(2);</text:p>
      <text:p text:style-name="P4"><text:s text:c="4"/>list.insert(3);</text:p>
      <text:p text:style-name="P4"><text:s text:c="4"/>list.insert(4);</text:p>
      <text:p text:style-name="P4"><text:s text:c="4"/>list.insert(5);</text:p>
      <text:p text:style-name="P4"/>
      <text:p text:style-name="P4"><text:s text:c="4"/>cout &lt;&lt; "Initial list: ";</text:p>
      <text:p text:style-name="P4"><text:s text:c="4"/>list.display();</text:p>
      <text:p text:style-name="P4"/>
      <text:p text:style-name="P4"><text:s text:c="4"/>list.deleteNode(3);</text:p>
      <text:p text:style-name="P4"><text:s text:c="4"/>cout &lt;&lt; "List after deleting node with value 3: ";</text:p>
      <text:p text:style-name="P4"><text:s text:c="4"/>list.display();</text:p>
      <text:p text:style-name="P4"/>
      <text:p text:style-name="P4"><text:s text:c="4"/>cout &lt;&lt; "Number of nodes in the list: " &lt;&lt; list.count() &lt;&lt; endl;</text:p>
      <text:p text:style-name="P4"/>
      <text:p text:style-name="P4"><text:s text:c="4"/>return 0;</text:p>
      <text:p text:style-name="P4">}</text:p>
      <text:p text:style-name="P4"/>
      <text:p text:style-name="P4">//Initial list: 1 2 3 4 5 </text:p>
      <text:p text:style-name="P4">//Node with value 3 deleted.</text:p>
      <text:p text:style-name="P4">//List after deleting node with value 3: 1 2 4 5 </text:p>
      <text:p text:style-name="P4">//Number of nodes in the list: 4</text:p>
      <text:p text:style-name="P4"/>
      <text:p text:style-name="P4"/>
      <text:p text:style-name="P4"/>
      <text:p text:style-name="P4"/>
      <text:p text:style-name="P4"><text:soft-page-break/>//DOUBLY LINKED LIST</text:p>
      <text:p text:style-name="P4"/>
      <text:p text:style-name="P4">#include &lt;iostream&gt;</text:p>
      <text:p text:style-name="P4">#include &lt;cstdlib&gt;</text:p>
      <text:p text:style-name="P4"/>
      <text:p text:style-name="P4">using namespace std;</text:p>
      <text:p text:style-name="P4"/>
      <text:p text:style-name="P4">struct Node {</text:p>
      <text:p text:style-name="P4"><text:s text:c="4"/>int data;</text:p>
      <text:p text:style-name="P4"><text:s text:c="4"/>Node* next;</text:p>
      <text:p text:style-name="P4"><text:s text:c="4"/>Node* prev;</text:p>
      <text:p text:style-name="P4">};</text:p>
      <text:p text:style-name="P4"/>
      <text:p text:style-name="P4">class DoublyLinkedList {</text:p>
      <text:p text:style-name="P4"><text:s text:c="4"/>private:</text:p>
      <text:p text:style-name="P4"><text:s text:c="8"/>Node* head;</text:p>
      <text:p text:style-name="P4"><text:s text:c="4"/>public:</text:p>
      <text:p text:style-name="P4"><text:s text:c="8"/>DoublyLinkedList() {</text:p>
      <text:p text:style-name="P4"><text:s text:c="12"/>head = NULL;</text:p>
      <text:p text:style-name="P4"><text:s text:c="8"/>}</text:p>
      <text:p text:style-name="P4"/>
      <text:p text:style-name="P4"><text:s text:c="8"/>void insert(int value) {</text:p>
      <text:p text:style-name="P4"><text:s text:c="12"/>Node* newNode = new Node;</text:p>
      <text:p text:style-name="P4"><text:s text:c="12"/>newNode-&gt;data = value;</text:p>
      <text:p text:style-name="P4"><text:s text:c="12"/>newNode-&gt;next = NULL;</text:p>
      <text:p text:style-name="P4"><text:s text:c="12"/>newNode-&gt;prev = NULL;</text:p>
      <text:p text:style-name="P4"/>
      <text:p text:style-name="P4"><text:s text:c="12"/>if (head == NULL) {</text:p>
      <text:p text:style-name="P4"><text:s text:c="16"/>head = newNode;</text:p>
      <text:p text:style-name="P4"><text:s text:c="12"/>} else {</text:p>
      <text:p text:style-name="P4"><text:s text:c="16"/>Node* temp = head;</text:p>
      <text:p text:style-name="P4"><text:s text:c="16"/>while (temp-&gt;next != NULL) {</text:p>
      <text:p text:style-name="P4"><text:s text:c="20"/>temp = temp-&gt;next;</text:p>
      <text:p text:style-name="P4"><text:s text:c="16"/>}</text:p>
      <text:p text:style-name="P4"><text:s text:c="16"/>temp-&gt;next = newNode;</text:p>
      <text:p text:style-name="P4"><text:s text:c="16"/>newNode-&gt;prev = temp;</text:p>
      <text:p text:style-name="P4"><text:s text:c="12"/>}</text:p>
      <text:p text:style-name="P4"><text:s text:c="8"/>}</text:p>
      <text:p text:style-name="P4"/>
      <text:p text:style-name="P4"><text:s text:c="8"/>void display() {</text:p>
      <text:p text:style-name="P4"><text:s text:c="12"/>if (head == NULL) {</text:p>
      <text:p text:style-name="P4"><text:s text:c="16"/>cout &lt;&lt; "List is empty." &lt;&lt; endl;</text:p>
      <text:p text:style-name="P4"><text:s text:c="12"/>} else {</text:p>
      <text:p text:style-name="P4"><text:s text:c="16"/>Node* temp = head;</text:p>
      <text:p text:style-name="P4"><text:s text:c="16"/>while (temp != NULL) {</text:p>
      <text:p text:style-name="P4"><text:s text:c="20"/>cout &lt;&lt; temp-&gt;data &lt;&lt; " ";</text:p>
      <text:p text:style-name="P4"><text:s text:c="20"/>temp = temp-&gt;next;</text:p>
      <text:p text:style-name="P4"><text:s text:c="16"/>}</text:p>
      <text:p text:style-name="P4"><text:s text:c="16"/>cout &lt;&lt; endl;</text:p>
      <text:p text:style-name="P4"><text:s text:c="12"/>}</text:p>
      <text:p text:style-name="P4"><text:s text:c="8"/>}</text:p>
      <text:p text:style-name="P4"/>
      <text:p text:style-name="P4"><text:s text:c="8"/>void deleteNode(int value) {</text:p>
      <text:p text:style-name="P4"><text:s text:c="12"/>if (head == NULL) {</text:p>
      <text:p text:style-name="P4"><text:s text:c="16"/>cout &lt;&lt; "List is empty." &lt;&lt; endl;</text:p>
      <text:p text:style-name="P4"><text:s text:c="12"/>} else {</text:p>
      <text:p text:style-name="P4"><text:soft-page-break/><text:s text:c="16"/>Node* temp = head;</text:p>
      <text:p text:style-name="P4"><text:s text:c="16"/>while (temp != NULL) {</text:p>
      <text:p text:style-name="P4"><text:s text:c="20"/>if (temp-&gt;data == value) {</text:p>
      <text:p text:style-name="P4"><text:s text:c="24"/>if (temp == head) {</text:p>
      <text:p text:style-name="P4"><text:s text:c="28"/>head = temp-&gt;next;</text:p>
      <text:p text:style-name="P4"><text:s text:c="28"/>head-&gt;prev = NULL;</text:p>
      <text:p text:style-name="P4"><text:s text:c="24"/>} else if (temp-&gt;next == NULL) {</text:p>
      <text:p text:style-name="P4"><text:s text:c="28"/>temp-&gt;prev-&gt;next = NULL;</text:p>
      <text:p text:style-name="P4"><text:s text:c="24"/>} else {</text:p>
      <text:p text:style-name="P4"><text:s text:c="28"/>temp-&gt;prev-&gt;next = temp-&gt;next;</text:p>
      <text:p text:style-name="P4"><text:s text:c="28"/>temp-&gt;next-&gt;prev = temp-&gt;prev;</text:p>
      <text:p text:style-name="P4"><text:s text:c="24"/>}</text:p>
      <text:p text:style-name="P4"><text:s text:c="24"/>delete temp;</text:p>
      <text:p text:style-name="P4"><text:s text:c="24"/>cout &lt;&lt; "Node with value " &lt;&lt; value &lt;&lt; " deleted." &lt;&lt; endl;</text:p>
      <text:p text:style-name="P4"><text:s text:c="24"/>return;</text:p>
      <text:p text:style-name="P4"><text:s text:c="20"/>}</text:p>
      <text:p text:style-name="P4"><text:s text:c="20"/>temp = temp-&gt;next;</text:p>
      <text:p text:style-name="P4"><text:s text:c="16"/>}</text:p>
      <text:p text:style-name="P4"><text:s text:c="16"/>cout &lt;&lt; "Node with value " &lt;&lt; value &lt;&lt; " not found." &lt;&lt; endl;</text:p>
      <text:p text:style-name="P4"><text:s text:c="12"/>}</text:p>
      <text:p text:style-name="P4"><text:s text:c="8"/>}</text:p>
      <text:p text:style-name="P4"/>
      <text:p text:style-name="P4"><text:s text:c="8"/>int count() {</text:p>
      <text:p text:style-name="P4"><text:s text:c="12"/>int count = 0;</text:p>
      <text:p text:style-name="P4"><text:s text:c="12"/>Node* temp = head;</text:p>
      <text:p text:style-name="P4"><text:s text:c="12"/>while (temp != NULL) {</text:p>
      <text:p text:style-name="P4"><text:s text:c="16"/>count++;</text:p>
      <text:p text:style-name="P4"><text:s text:c="16"/>temp = temp-&gt;next;</text:p>
      <text:p text:style-name="P4"><text:s text:c="12"/>}</text:p>
      <text:p text:style-name="P4"><text:s text:c="12"/>return count;</text:p>
      <text:p text:style-name="P4"><text:s text:c="8"/>}</text:p>
      <text:p text:style-name="P4">};</text:p>
      <text:p text:style-name="P4"/>
      <text:p text:style-name="P4">int main() {</text:p>
      <text:p text:style-name="P4"><text:s text:c="4"/>DoublyLinkedList list;</text:p>
      <text:p text:style-name="P4"><text:s text:c="4"/>list.insert(1);</text:p>
      <text:p text:style-name="P4"><text:s text:c="4"/>list.insert(2);</text:p>
      <text:p text:style-name="P4"><text:s text:c="4"/>list.insert(3);</text:p>
      <text:p text:style-name="P4"><text:s text:c="4"/>list.insert(4);</text:p>
      <text:p text:style-name="P4"><text:s text:c="4"/>list.insert(5);</text:p>
      <text:p text:style-name="P4"/>
      <text:p text:style-name="P4"><text:s text:c="4"/>cout &lt;&lt; "Initial list: ";</text:p>
      <text:p text:style-name="P4"><text:s text:c="4"/>list.display();</text:p>
      <text:p text:style-name="P4"/>
      <text:p text:style-name="P4"><text:s text:c="4"/>list.deleteNode(3);</text:p>
      <text:p text:style-name="P4"><text:s text:c="4"/>cout &lt;&lt; "List after deleting node with value 3: ";</text:p>
      <text:p text:style-name="P4"><text:s text:c="4"/>list.display();</text:p>
      <text:p text:style-name="P4"/>
      <text:p text:style-name="P4"><text:s text:c="4"/>cout &lt;&lt; "Number of nodes in the list: " &lt;&lt; list.count() &lt;&lt; endl;</text:p>
      <text:p text:style-name="P4"/>
      <text:p text:style-name="P4"><text:s text:c="4"/>return 0;</text:p>
      <text:p text:style-name="P4">}</text:p>
      <text:p text:style-name="P4">//Initial list: 1 2 3 4 5 </text:p>
      <text:p text:style-name="P4">//Node with value 3 deleted.</text:p>
      <text:p text:style-name="P4">//List after deleting node with value 3: 1 2 4 5 </text:p>
      <text:p text:style-name="P4">//Number of nodes in the list: 4</text:p>
      <text:p text:style-name="P4"><text:soft-page-break/>//<text:span text:style-name="T4">BINARY TREE</text:span></text:p>
      <text:p text:style-name="P4"/>
      <text:p text:style-name="P8">#include &lt;iostream&gt;</text:p>
      <text:p text:style-name="P11">#include &lt;queue&gt;</text:p>
      <text:p text:style-name="P13"/>
      <text:p text:style-name="P11">// Node structure for the binary tree</text:p>
      <text:p text:style-name="P11">struct Node {</text:p>
      <text:p text:style-name="P11">int data;</text:p>
      <text:p text:style-name="P11">Node* left;</text:p>
      <text:p text:style-name="P11">Node* right;</text:p>
      <text:p text:style-name="P13"/>
      <text:p text:style-name="P11">Node(int value) : data(value), left(nullptr), right(nullptr) {}</text:p>
      <text:p text:style-name="P11">};</text:p>
      <text:p text:style-name="P13"/>
      <text:p text:style-name="P11">// Binary Tree class</text:p>
      <text:p text:style-name="P11">class BinaryTree {</text:p>
      <text:p text:style-name="P11">private:</text:p>
      <text:p text:style-name="P11">Node* root;</text:p>
      <text:p text:style-name="P13"/>
      <text:p text:style-name="P11">// Helper function for inserting a node recursively</text:p>
      <text:p text:style-name="P11">Node* insertRecursive(Node* root, int value) {</text:p>
      <text:p text:style-name="P11">if (root == nullptr) {</text:p>
      <text:p text:style-name="P11">return new Node(value);</text:p>
      <text:p text:style-name="P11">}</text:p>
      <text:p text:style-name="P13"/>
      <text:p text:style-name="P11">if (value &lt; root-&gt;data) {</text:p>
      <text:p text:style-name="P11">root-&gt;left = insertRecursive(root-&gt;left, value);</text:p>
      <text:p text:style-name="P11">} else if (value &gt; root-&gt;data) {</text:p>
      <text:p text:style-name="P11">root-&gt;right = insertRecursive(root-&gt;right, value);</text:p>
      <text:p text:style-name="P11">}</text:p>
      <text:p text:style-name="P13"/>
      <text:p text:style-name="P11">return root;</text:p>
      <text:p text:style-name="P11">}</text:p>
      <text:p text:style-name="P13"/>
      <text:p text:style-name="P11">// Helper function for deleting a node recursively</text:p>
      <text:p text:style-name="P11">Node* deleteRecursive(Node* root, int value) {</text:p>
      <text:p text:style-name="P11">if (root == nullptr) {</text:p>
      <text:p text:style-name="P11">return root;</text:p>
      <text:p text:style-name="P11">}</text:p>
      <text:p text:style-name="P13"/>
      <text:p text:style-name="P11">if (value &lt; root-&gt;data) {</text:p>
      <text:p text:style-name="P11">root-&gt;left = deleteRecursive(root-&gt;left, value);</text:p>
      <text:p text:style-name="P11">} else if (value &gt; root-&gt;data) {</text:p>
      <text:p text:style-name="P11">root-&gt;right = deleteRecursive(root-&gt;right, value);</text:p>
      <text:p text:style-name="P11">} else {</text:p>
      <text:p text:style-name="P11">// Node with only one child or no child</text:p>
      <text:p text:style-name="P11">if (root-&gt;left == nullptr) {</text:p>
      <text:p text:style-name="P11">Node* temp = root-&gt;right;</text:p>
      <text:p text:style-name="P11">delete root;</text:p>
      <text:p text:style-name="P11">return temp;</text:p>
      <text:p text:style-name="P11">} else if (root-&gt;right == nullptr) {</text:p>
      <text:p text:style-name="P11"><text:soft-page-break/>Node* temp = root-&gt;left;</text:p>
      <text:p text:style-name="P11">delete root;</text:p>
      <text:p text:style-name="P11">return temp;</text:p>
      <text:p text:style-name="P11">}</text:p>
      <text:p text:style-name="P13"/>
      <text:p text:style-name="P11">// Node with two children</text:p>
      <text:p text:style-name="P11">Node* temp = findMin(root-&gt;right);</text:p>
      <text:p text:style-name="P11">root-&gt;data = temp-&gt;data;</text:p>
      <text:p text:style-name="P11">root-&gt;right = deleteRecursive(root-&gt;right, temp-&gt;data);</text:p>
      <text:p text:style-name="P11">}</text:p>
      <text:p text:style-name="P13"/>
      <text:p text:style-name="P11">return root;</text:p>
      <text:p text:style-name="P11">}</text:p>
      <text:p text:style-name="P13"/>
      <text:p text:style-name="P11">// Helper function to find the minimum value node in a subtree</text:p>
      <text:p text:style-name="P11">Node* findMin(Node* root) {</text:p>
      <text:p text:style-name="P11">while (root-&gt;left != nullptr) {</text:p>
      <text:p text:style-name="P11">root = root-&gt;left;</text:p>
      <text:p text:style-name="P11">}</text:p>
      <text:p text:style-name="P11">return root;</text:p>
      <text:p text:style-name="P11">}</text:p>
      <text:p text:style-name="P13"/>
      <text:p text:style-name="P11">// Helper function for in-order traversal</text:p>
      <text:p text:style-name="P11">void inOrderTraversal(Node* root) {</text:p>
      <text:p text:style-name="P11">if (root != nullptr) {</text:p>
      <text:p text:style-name="P11">inOrderTraversal(root-&gt;left);</text:p>
      <text:p text:style-name="P11">std::cout &lt;&lt; root-&gt;data &lt;&lt; " ";</text:p>
      <text:p text:style-name="P11">inOrderTraversal(root-&gt;right);</text:p>
      <text:p text:style-name="P11">}</text:p>
      <text:p text:style-name="P11">}</text:p>
      <text:p text:style-name="P13"/>
      <text:p text:style-name="P11">// Helper function for pre-order traversal</text:p>
      <text:p text:style-name="P11">void preOrderTraversal(Node* root) {</text:p>
      <text:p text:style-name="P11">if (root != nullptr) {</text:p>
      <text:p text:style-name="P11">std::cout &lt;&lt; root-&gt;data &lt;&lt; " ";</text:p>
      <text:p text:style-name="P11">preOrderTraversal(root-&gt;left);</text:p>
      <text:p text:style-name="P11">preOrderTraversal(root-&gt;right);</text:p>
      <text:p text:style-name="P11">}</text:p>
      <text:p text:style-name="P11">}</text:p>
      <text:p text:style-name="P13"/>
      <text:p text:style-name="P11">// Helper function for post-order traversal</text:p>
      <text:p text:style-name="P11">void postOrderTraversal(Node* root) {</text:p>
      <text:p text:style-name="P11">if (root != nullptr) {</text:p>
      <text:p text:style-name="P11">postOrderTraversal(root-&gt;left);</text:p>
      <text:p text:style-name="P11">postOrderTraversal(root-&gt;right);</text:p>
      <text:p text:style-name="P11">std::cout &lt;&lt; root-&gt;data &lt;&lt; " ";</text:p>
      <text:p text:style-name="P11">}</text:p>
      <text:p text:style-name="P11">}</text:p>
      <text:p text:style-name="P13"/>
      <text:p text:style-name="P11">public:</text:p>
      <text:p text:style-name="P11">// Constructor</text:p>
      <text:p text:style-name="P11"><text:soft-page-break/>BinaryTree() : root(nullptr) {}</text:p>
      <text:p text:style-name="P13"/>
      <text:p text:style-name="P11">// Public function to insert a value into the binary tree</text:p>
      <text:p text:style-name="P11">void insert(int value) {</text:p>
      <text:p text:style-name="P11">root = insertRecursive(root, value);</text:p>
      <text:p text:style-name="P11">}</text:p>
      <text:p text:style-name="P13"/>
      <text:p text:style-name="P11">// Public function to delete a value from the binary tree</text:p>
      <text:p text:style-name="P11">void remove(int value) {</text:p>
      <text:p text:style-name="P11">root = deleteRecursive(root, value);</text:p>
      <text:p text:style-name="P11">}</text:p>
      <text:p text:style-name="P13"/>
      <text:p text:style-name="P11">// Public function for in-order traversal</text:p>
      <text:p text:style-name="P11">void inOrder() {</text:p>
      <text:p text:style-name="P11">inOrderTraversal(root);</text:p>
      <text:p text:style-name="P11">std::cout &lt;&lt; std::endl;</text:p>
      <text:p text:style-name="P11">}</text:p>
      <text:p text:style-name="P13"/>
      <text:p text:style-name="P11">// Public function for pre-order traversal</text:p>
      <text:p text:style-name="P11">void preOrder() {</text:p>
      <text:p text:style-name="P11">preOrderTraversal(root);</text:p>
      <text:p text:style-name="P11">std::cout &lt;&lt; std::endl;</text:p>
      <text:p text:style-name="P11">}</text:p>
      <text:p text:style-name="P13"/>
      <text:p text:style-name="P11">// Public function for post-order traversal</text:p>
      <text:p text:style-name="P11">void postOrder() {</text:p>
      <text:p text:style-name="P11">postOrderTraversal(root);</text:p>
      <text:p text:style-name="P11">std::cout &lt;&lt; std::endl;</text:p>
      <text:p text:style-name="P11">}</text:p>
      <text:p text:style-name="P13"/>
      <text:p text:style-name="P11">// Public function for level-order traversal</text:p>
      <text:p text:style-name="P11">void levelOrder() {</text:p>
      <text:p text:style-name="P11">if (root == nullptr) {</text:p>
      <text:p text:style-name="P11">return;</text:p>
      <text:p text:style-name="P11">}</text:p>
      <text:p text:style-name="P13"/>
      <text:p text:style-name="P11">std::queue&lt;Node*&gt; q;</text:p>
      <text:p text:style-name="P11">q.push(root);</text:p>
      <text:p text:style-name="P13"/>
      <text:p text:style-name="P11">while (!q.empty()) {</text:p>
      <text:p text:style-name="P11">Node* current = q.front();</text:p>
      <text:p text:style-name="P11">std::cout &lt;&lt; current-&gt;data &lt;&lt; " ";</text:p>
      <text:p text:style-name="P13"/>
      <text:p text:style-name="P11">if (current-&gt;left != nullptr) {</text:p>
      <text:p text:style-name="P11">q.push(current-&gt;left);</text:p>
      <text:p text:style-name="P11">}</text:p>
      <text:p text:style-name="P13"/>
      <text:p text:style-name="P11">if (current-&gt;right != nullptr) {</text:p>
      <text:p text:style-name="P11">q.push(current-&gt;right);</text:p>
      <text:p text:style-name="P11">}</text:p>
      <text:p text:style-name="P13"/>
      <text:p text:style-name="P11"><text:soft-page-break/>q.pop();</text:p>
      <text:p text:style-name="P11">}</text:p>
      <text:p text:style-name="P13"/>
      <text:p text:style-name="P11">std::cout &lt;&lt; std::endl;</text:p>
      <text:p text:style-name="P11">}</text:p>
      <text:p text:style-name="P11">};</text:p>
      <text:p text:style-name="P13"/>
      <text:p text:style-name="P11">int main() {</text:p>
      <text:p text:style-name="P11">BinaryTree tree;</text:p>
      <text:p text:style-name="P13"/>
      <text:p text:style-name="P11">// Inserting values into the tree</text:p>
      <text:p text:style-name="P11">tree.insert(50);</text:p>
      <text:p text:style-name="P11">tree.insert(30);</text:p>
      <text:p text:style-name="P11">tree.insert(70);</text:p>
      <text:p text:style-name="P11">tree.insert(20);</text:p>
      <text:p text:style-name="P11">tree.insert(40);</text:p>
      <text:p text:style-name="P11">tree.insert(60);</text:p>
      <text:p text:style-name="P11">tree.insert(80);</text:p>
      <text:p text:style-name="P13"/>
      <text:p text:style-name="P11">// Displaying the tree using different traversal methods</text:p>
      <text:p text:style-name="P11">std::cout &lt;&lt; "In-order traversal: ";</text:p>
      <text:p text:style-name="P11">tree.inOrder();</text:p>
      <text:p text:style-name="P13"/>
      <text:p text:style-name="P11">std::cout &lt;&lt; "Pre-order traversal: ";</text:p>
      <text:p text:style-name="P11">tree.preOrder();</text:p>
      <text:p text:style-name="P13"/>
      <text:p text:style-name="P11">std::cout &lt;&lt; "Post-order traversal: ";</text:p>
      <text:p text:style-name="P11">tree.postOrder();</text:p>
      <text:p text:style-name="P13"/>
      <text:p text:style-name="P11">std::cout &lt;&lt; "Level-order traversal: ";</text:p>
      <text:p text:style-name="P11">tree.levelOrder();</text:p>
      <text:p text:style-name="P13"/>
      <text:p text:style-name="P11">// Deleting a node from the tree</text:p>
      <text:p text:style-name="P11">tree.remove(30);</text:p>
      <text:p text:style-name="P13"/>
      <text:p text:style-name="P11">// Displaying the tree after deletion</text:p>
      <text:p text:style-name="P11">std::cout &lt;&lt; "In-order traversal after deletion: ";</text:p>
      <text:p text:style-name="P11">tree.inOrder();</text:p>
      <text:p text:style-name="P13"/>
      <text:p text:style-name="P11">return 0;</text:p>
      <text:p text:style-name="P11">}</text:p>
      <text:p text:style-name="P13"/>
      <text:p text:style-name="P11">/*</text:p>
      <text:p text:style-name="P11">Output:</text:p>
      <text:p text:style-name="P11">In-order traversal: 20 30 40 50 60 70 80</text:p>
      <text:p text:style-name="P11">Pre-order traversal: 50 30 20 40 70 60 80</text:p>
      <text:p text:style-name="P11">Post-order traversal: 20 40 30 60 80 70 50</text:p>
      <text:p text:style-name="P11">Level-order traversal: 50 30 70 20 40 60 80</text:p>
      <text:p text:style-name="P11">In-order traversal after deletion: 20 40 50 60 70 80</text:p>
      <text:p text:style-name="P11">*/</text:p>
      <text:p text:style-name="P4"/>
      <text:p text:style-name="P4"><text:soft-page-break/></text:p>
      <text:p text:style-name="P3">//<text:span text:style-name="T10">BINARY SEARCH TREE</text:span></text:p>
      <text:p text:style-name="P9">#include &lt;iostream&gt;</text:p>
      <text:p text:style-name="P11">#include &lt;queue&gt;</text:p>
      <text:p text:style-name="P13"/>
      <text:p text:style-name="P11">// Node structure for the binary search tree</text:p>
      <text:p text:style-name="P11">struct Node {</text:p>
      <text:p text:style-name="P11">int data;</text:p>
      <text:p text:style-name="P11">Node* left;</text:p>
      <text:p text:style-name="P11">Node* right;</text:p>
      <text:p text:style-name="P13"/>
      <text:p text:style-name="P11">Node(int value) : data(value), left(nullptr), right(nullptr) {}</text:p>
      <text:p text:style-name="P11">};</text:p>
      <text:p text:style-name="P13"/>
      <text:p text:style-name="P11">// Binary Search Tree class</text:p>
      <text:p text:style-name="P11">class BinarySearchTree {</text:p>
      <text:p text:style-name="P11">private:</text:p>
      <text:p text:style-name="P11">Node* root;</text:p>
      <text:p text:style-name="P13"/>
      <text:p text:style-name="P11">// Helper function for inserting a node recursively</text:p>
      <text:p text:style-name="P11">Node* insertRecursive(Node* root, int value) {</text:p>
      <text:p text:style-name="P11">if (root == nullptr) {</text:p>
      <text:p text:style-name="P11">return new Node(value);</text:p>
      <text:p text:style-name="P11">}</text:p>
      <text:p text:style-name="P13"/>
      <text:p text:style-name="P11">if (value &lt; root-&gt;data) {</text:p>
      <text:p text:style-name="P11">root-&gt;left = insertRecursive(root-&gt;left, value);</text:p>
      <text:p text:style-name="P11">} else if (value &gt; root-&gt;data) {</text:p>
      <text:p text:style-name="P11">root-&gt;right = insertRecursive(root-&gt;right, value);</text:p>
      <text:p text:style-name="P11">}</text:p>
      <text:p text:style-name="P13"/>
      <text:p text:style-name="P11">return root;</text:p>
      <text:p text:style-name="P11">}</text:p>
      <text:p text:style-name="P13"/>
      <text:p text:style-name="P11">// Helper function for deleting a node recursively</text:p>
      <text:p text:style-name="P11">Node* deleteRecursive(Node* root, int value) {</text:p>
      <text:p text:style-name="P11">if (root == nullptr) {</text:p>
      <text:p text:style-name="P11">return root;</text:p>
      <text:p text:style-name="P11">}</text:p>
      <text:p text:style-name="P13"/>
      <text:p text:style-name="P11">if (value &lt; root-&gt;data) {</text:p>
      <text:p text:style-name="P11">root-&gt;left = deleteRecursive(root-&gt;left, value);</text:p>
      <text:p text:style-name="P11">} else if (value &gt; root-&gt;data) {</text:p>
      <text:p text:style-name="P11">root-&gt;right = deleteRecursive(root-&gt;right, value);</text:p>
      <text:p text:style-name="P11">} else {</text:p>
      <text:p text:style-name="P11">// Node with only one child or no child</text:p>
      <text:p text:style-name="P11">if (root-&gt;left == nullptr) {</text:p>
      <text:p text:style-name="P11">Node* temp = root-&gt;right;</text:p>
      <text:p text:style-name="P11">delete root;</text:p>
      <text:p text:style-name="P11">return temp;</text:p>
      <text:p text:style-name="P11">} else if (root-&gt;right == nullptr) {</text:p>
      <text:p text:style-name="P11"><text:soft-page-break/>Node* temp = root-&gt;left;</text:p>
      <text:p text:style-name="P11">delete root;</text:p>
      <text:p text:style-name="P11">return temp;</text:p>
      <text:p text:style-name="P11">}</text:p>
      <text:p text:style-name="P13"/>
      <text:p text:style-name="P11">// Node with two children</text:p>
      <text:p text:style-name="P11">Node* temp = findMin(root-&gt;right);</text:p>
      <text:p text:style-name="P11">root-&gt;data = temp-&gt;data;</text:p>
      <text:p text:style-name="P11">root-&gt;right = deleteRecursive(root-&gt;right, temp-&gt;data);</text:p>
      <text:p text:style-name="P11">}</text:p>
      <text:p text:style-name="P13"/>
      <text:p text:style-name="P11">return root;</text:p>
      <text:p text:style-name="P11">}</text:p>
      <text:p text:style-name="P13"/>
      <text:p text:style-name="P11">// Helper function to find the minimum value node in a subtree</text:p>
      <text:p text:style-name="P11">Node* findMin(Node* root) {</text:p>
      <text:p text:style-name="P11">while (root-&gt;left != nullptr) {</text:p>
      <text:p text:style-name="P11">root = root-&gt;left;</text:p>
      <text:p text:style-name="P11">}</text:p>
      <text:p text:style-name="P11">return root;</text:p>
      <text:p text:style-name="P11">}</text:p>
      <text:p text:style-name="P13"/>
      <text:p text:style-name="P11">// Helper function for searching a value recursively</text:p>
      <text:p text:style-name="P11">bool searchRecursive(Node* root, int value) {</text:p>
      <text:p text:style-name="P11">if (root == nullptr) {</text:p>
      <text:p text:style-name="P11">return false;</text:p>
      <text:p text:style-name="P11">}</text:p>
      <text:p text:style-name="P13"/>
      <text:p text:style-name="P11">if (value == root-&gt;data) {</text:p>
      <text:p text:style-name="P11">return true;</text:p>
      <text:p text:style-name="P11">} else if (value &lt; root-&gt;data) {</text:p>
      <text:p text:style-name="P11">return searchRecursive(root-&gt;left, value);</text:p>
      <text:p text:style-name="P11">} else {</text:p>
      <text:p text:style-name="P11">return searchRecursive(root-&gt;right, value);</text:p>
      <text:p text:style-name="P11">}</text:p>
      <text:p text:style-name="P11">}</text:p>
      <text:p text:style-name="P13"/>
      <text:p text:style-name="P11">// Helper function for in-order traversal</text:p>
      <text:p text:style-name="P11">void inOrderTraversal(Node* root) {</text:p>
      <text:p text:style-name="P11">if (root != nullptr) {</text:p>
      <text:p text:style-name="P11">inOrderTraversal(root-&gt;left);</text:p>
      <text:p text:style-name="P11">std::cout &lt;&lt; root-&gt;data &lt;&lt; " ";</text:p>
      <text:p text:style-name="P11">inOrderTraversal(root-&gt;right);</text:p>
      <text:p text:style-name="P11">}</text:p>
      <text:p text:style-name="P11">}</text:p>
      <text:p text:style-name="P13"/>
      <text:p text:style-name="P11">// Helper function for pre-order traversal</text:p>
      <text:p text:style-name="P11">void preOrderTraversal(Node* root) {</text:p>
      <text:p text:style-name="P11">if (root != nullptr) {</text:p>
      <text:p text:style-name="P11">std::cout &lt;&lt; root-&gt;data &lt;&lt; " ";</text:p>
      <text:p text:style-name="P11">preOrderTraversal(root-&gt;left);</text:p>
      <text:p text:style-name="P11"><text:soft-page-break/>preOrderTraversal(root-&gt;right);</text:p>
      <text:p text:style-name="P11">}</text:p>
      <text:p text:style-name="P11">}</text:p>
      <text:p text:style-name="P13"/>
      <text:p text:style-name="P11">// Helper function for post-order traversal</text:p>
      <text:p text:style-name="P11">void postOrderTraversal(Node* root) {</text:p>
      <text:p text:style-name="P11">if (root != nullptr) {</text:p>
      <text:p text:style-name="P11">postOrderTraversal(root-&gt;left);</text:p>
      <text:p text:style-name="P11">postOrderTraversal(root-&gt;right);</text:p>
      <text:p text:style-name="P11">std::cout &lt;&lt; root-&gt;data &lt;&lt; " ";</text:p>
      <text:p text:style-name="P11">}</text:p>
      <text:p text:style-name="P11">}</text:p>
      <text:p text:style-name="P13"/>
      <text:p text:style-name="P11">public:</text:p>
      <text:p text:style-name="P11">// Constructor</text:p>
      <text:p text:style-name="P11">BinarySearchTree() : root(nullptr) {}</text:p>
      <text:p text:style-name="P13"/>
      <text:p text:style-name="P11">// Public function to insert a value into the BST</text:p>
      <text:p text:style-name="P11">void insert(int value) {</text:p>
      <text:p text:style-name="P11">root = insertRecursive(root, value);</text:p>
      <text:p text:style-name="P11">}</text:p>
      <text:p text:style-name="P13"/>
      <text:p text:style-name="P11">// Public function to delete a value from the BST</text:p>
      <text:p text:style-name="P11">void remove(int value) {</text:p>
      <text:p text:style-name="P11">root = deleteRecursive(root, value);</text:p>
      <text:p text:style-name="P11">}</text:p>
      <text:p text:style-name="P13"/>
      <text:p text:style-name="P11">// Public function to search for a value in the BST</text:p>
      <text:p text:style-name="P11">bool search(int value) {</text:p>
      <text:p text:style-name="P11">return searchRecursive(root, value);</text:p>
      <text:p text:style-name="P11">}</text:p>
      <text:p text:style-name="P13"/>
      <text:p text:style-name="P11">// Public function for in-order traversal</text:p>
      <text:p text:style-name="P11">void inOrder() {</text:p>
      <text:p text:style-name="P11">inOrderTraversal(root);</text:p>
      <text:p text:style-name="P11">std::cout &lt;&lt; std::endl;</text:p>
      <text:p text:style-name="P11">}</text:p>
      <text:p text:style-name="P13"/>
      <text:p text:style-name="P11">// Public function for pre-order traversal</text:p>
      <text:p text:style-name="P11">void preOrder() {</text:p>
      <text:p text:style-name="P11">preOrderTraversal(root);</text:p>
      <text:p text:style-name="P11">std::cout &lt;&lt; std::endl;</text:p>
      <text:p text:style-name="P11">}</text:p>
      <text:p text:style-name="P13"/>
      <text:p text:style-name="P11">// Public function for post-order traversal</text:p>
      <text:p text:style-name="P11">void postOrder() {</text:p>
      <text:p text:style-name="P11">postOrderTraversal(root);</text:p>
      <text:p text:style-name="P11">std::cout &lt;&lt; std::endl;</text:p>
      <text:p text:style-name="P11">}</text:p>
      <text:p text:style-name="P13"/>
      <text:p text:style-name="P11">// Public function for level-order traversal</text:p>
      <text:p text:style-name="P11"><text:soft-page-break/>void levelOrder() {</text:p>
      <text:p text:style-name="P11">if (root == nullptr) {</text:p>
      <text:p text:style-name="P11">return;</text:p>
      <text:p text:style-name="P11">}</text:p>
      <text:p text:style-name="P13"/>
      <text:p text:style-name="P11">std::queue&lt;Node*&gt; q;</text:p>
      <text:p text:style-name="P11">q.push(root);</text:p>
      <text:p text:style-name="P13"/>
      <text:p text:style-name="P11">while (!q.empty()) {</text:p>
      <text:p text:style-name="P11">Node* current = q.front();</text:p>
      <text:p text:style-name="P11">std::cout &lt;&lt; current-&gt;data &lt;&lt; " ";</text:p>
      <text:p text:style-name="P13"/>
      <text:p text:style-name="P11">if (current-&gt;left != nullptr) {</text:p>
      <text:p text:style-name="P11">q.push(current-&gt;left);</text:p>
      <text:p text:style-name="P11">}</text:p>
      <text:p text:style-name="P13"/>
      <text:p text:style-name="P11">if (current-&gt;right != nullptr) {</text:p>
      <text:p text:style-name="P11">q.push(current-&gt;right);</text:p>
      <text:p text:style-name="P11">}</text:p>
      <text:p text:style-name="P13"/>
      <text:p text:style-name="P11">q.pop();</text:p>
      <text:p text:style-name="P11">}</text:p>
      <text:p text:style-name="P13"/>
      <text:p text:style-name="P11">std::cout &lt;&lt; std::endl;</text:p>
      <text:p text:style-name="P11">}</text:p>
      <text:p text:style-name="P11">};</text:p>
      <text:p text:style-name="P13"/>
      <text:p text:style-name="P11">int main() {</text:p>
      <text:p text:style-name="P11">BinarySearchTree bst;</text:p>
      <text:p text:style-name="P13"/>
      <text:p text:style-name="P11">// Inserting values into the BST</text:p>
      <text:p text:style-name="P11">bst.insert(50);</text:p>
      <text:p text:style-name="P11">bst.insert(30);</text:p>
      <text:p text:style-name="P11">bst.insert(70);</text:p>
      <text:p text:style-name="P11">bst.insert(20);</text:p>
      <text:p text:style-name="P11">bst.insert(40);</text:p>
      <text:p text:style-name="P11">bst.insert(60);</text:p>
      <text:p text:style-name="P11">bst.insert(80);</text:p>
      <text:p text:style-name="P13"/>
      <text:p text:style-name="P11">// Displaying the BST using different traversal methods</text:p>
      <text:p text:style-name="P11">std::cout &lt;&lt; "In-order traversal: ";</text:p>
      <text:p text:style-name="P11">bst.inOrder();</text:p>
      <text:p text:style-name="P13"/>
      <text:p text:style-name="P11">std::cout &lt;&lt; "Pre-order traversal: ";</text:p>
      <text:p text:style-name="P11">bst.preOrder();</text:p>
      <text:p text:style-name="P13"/>
      <text:p text:style-name="P11">std::cout &lt;&lt; "Post-order traversal: ";</text:p>
      <text:p text:style-name="P11">bst.postOrder();</text:p>
      <text:p text:style-name="P13"/>
      <text:p text:style-name="P11">std::cout &lt;&lt; "Level-order traversal: ";</text:p>
      <text:p text:style-name="P11">bst.levelOrder();</text:p>
      <text:p text:style-name="P13"><text:soft-page-break/></text:p>
      <text:p text:style-name="P11">// Searching for a value in the BST</text:p>
      <text:p text:style-name="P11">int searchValue = 40;</text:p>
      <text:p text:style-name="P11">std::cout &lt;&lt; "Search for value " &lt;&lt; searchValue &lt;&lt; ": ";</text:p>
      <text:p text:style-name="P11">if (bst.search(searchValue)) {</text:p>
      <text:p text:style-name="P11">std::cout &lt;&lt; "Found" &lt;&lt; std::endl;</text:p>
      <text:p text:style-name="P11">} else {</text:p>
      <text:p text:style-name="P11">std::cout &lt;&lt; "Not Found" &lt;&lt; std::endl;</text:p>
      <text:p text:style-name="P11">}</text:p>
      <text:p text:style-name="P13"/>
      <text:p text:style-name="P11">// Deleting a node from the BST</text:p>
      <text:p text:style-name="P11">int deleteValue = 30;</text:p>
      <text:p text:style-name="P11">bst.remove(deleteValue);</text:p>
      <text:p text:style-name="P13"/>
      <text:p text:style-name="P11">// Displaying the BST after deletion</text:p>
      <text:p text:style-name="P11">std::cout &lt;&lt; "In-order traversal after deletion: ";</text:p>
      <text:p text:style-name="P11">bst.inOrder();</text:p>
      <text:p text:style-name="P13"/>
      <text:p text:style-name="P11">return 0;</text:p>
      <text:p text:style-name="P11">}</text:p>
      <text:p text:style-name="P13"/>
      <text:p text:style-name="P11">/*</text:p>
      <text:p text:style-name="P11">Output:</text:p>
      <text:p text:style-name="P11">In-order traversal: 20 30 40 50 60 70 80</text:p>
      <text:p text:style-name="P11">Pre-order traversal: 50 30 20 40 70 60 80</text:p>
      <text:p text:style-name="P11">Post-order traversal: 20 40 30 60 80 70 50</text:p>
      <text:p text:style-name="P11">Level-order traversal: 50 30 70 20 40 60 80</text:p>
      <text:p text:style-name="P11">Search for value 40: Found</text:p>
      <text:p text:style-name="P11">In-order traversal after deletion: 20 40 50 60 70 80</text:p>
      <text:p text:style-name="P11">*/</text:p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//<text:span text:style-name="T10">Insertion Sort</text:span></text:p>
      <text:p text:style-name="P9">#include &lt;iostream&gt;</text:p>
      <text:p text:style-name="P11">#include &lt;vector&gt;</text:p>
      <text:p text:style-name="P13"/>
      <text:p text:style-name="P11">// Function to perform insertion sort on a vector</text:p>
      <text:p text:style-name="P11">void insertionSort(std::vector&lt;int&gt;&amp; array) {</text:p>
      <text:p text:style-name="P11">int n = array.size();</text:p>
      <text:p text:style-name="P13"/>
      <text:p text:style-name="P11">for (int i = 1; i &lt; n; ++i) {</text:p>
      <text:p text:style-name="P11">int key = array[i];</text:p>
      <text:p text:style-name="P11">int j = i - 1;</text:p>
      <text:p text:style-name="P13"/>
      <text:p text:style-name="P11">// Move elements of array[0..i-1] that are greater than key to one position ahead of their current position</text:p>
      <text:p text:style-name="P11">while (j &gt;= 0 &amp;&amp; array[j] &gt; key) {</text:p>
      <text:p text:style-name="P11">array[j + 1] = array[j];</text:p>
      <text:p text:style-name="P11">--j;</text:p>
      <text:p text:style-name="P11">}</text:p>
      <text:p text:style-name="P13"/>
      <text:p text:style-name="P11">array[j + 1] = key;</text:p>
      <text:p text:style-name="P11">}</text:p>
      <text:p text:style-name="P11">}</text:p>
      <text:p text:style-name="P13"/>
      <text:p text:style-name="P11">// Function to print the elements of a vector</text:p>
      <text:p text:style-name="P11">void printArray(const std::vector&lt;int&gt;&amp; array) {</text:p>
      <text:p text:style-name="P11">for (int value : array) {</text:p>
      <text:p text:style-name="P11">std::cout &lt;&lt; value &lt;&lt; " ";</text:p>
      <text:p text:style-name="P11">}</text:p>
      <text:p text:style-name="P11">std::cout &lt;&lt; std::endl;</text:p>
      <text:p text:style-name="P11">}</text:p>
      <text:p text:style-name="P13"/>
      <text:p text:style-name="P11">int main() {</text:p>
      <text:p text:style-name="P11">std::vector&lt;int&gt; array = {12, 11, 13, 5, 6};</text:p>
      <text:p text:style-name="P11">std::cout &lt;&lt; "Original array: ";</text:p>
      <text:p text:style-name="P11">printArray(array);</text:p>
      <text:p text:style-name="P13"/>
      <text:p text:style-name="P11">insertionSort(array);</text:p>
      <text:p text:style-name="P13"/>
      <text:p text:style-name="P11">std::cout &lt;&lt; "Sorted array: ";</text:p>
      <text:p text:style-name="P11">printArray(array);</text:p>
      <text:p text:style-name="P13"/>
      <text:p text:style-name="P11">return 0;</text:p>
      <text:p text:style-name="P11">}</text:p>
      <text:p text:style-name="P13"/>
      <text:p text:style-name="P11">/*</text:p>
      <text:p text:style-name="P11">Output:</text:p>
      <text:p text:style-name="P11">Original array: 12 11 13 5 6</text:p>
      <text:p text:style-name="P11">Sorted array: 5 6 11 12 13</text:p>
      <text:p text:style-name="P11">*/</text:p>
      <text:p text:style-name="P11"/>
      <text:p text:style-name="P10"/>
      <text:p text:style-name="P3"><text:soft-page-break/>//<text:span text:style-name="T10">Selection Sort</text:span></text:p>
      <text:p text:style-name="P3">#include &lt;iostream&gt;</text:p>
      <text:p text:style-name="P3">#include &lt;vector&gt;</text:p>
      <text:p text:style-name="P3"/>
      <text:p text:style-name="P3">// Function to perform selection sort on a vector</text:p>
      <text:p text:style-name="P3">void selectionSort(std::vector&lt;int&gt;&amp; array) {</text:p>
      <text:p text:style-name="P3"><text:s text:c="4"/>int n = array.size();</text:p>
      <text:p text:style-name="P3"/>
      <text:p text:style-name="P3"><text:s text:c="4"/>for (int i = 0; i &lt; n - 1; ++i) {</text:p>
      <text:p text:style-name="P3"><text:s text:c="8"/>// Find the minimum element in the unsorted part of the array</text:p>
      <text:p text:style-name="P3"><text:s text:c="8"/>int minIndex = i;</text:p>
      <text:p text:style-name="P3"><text:s text:c="8"/>for (int j = i + 1; j &lt; n; ++j) {</text:p>
      <text:p text:style-name="P3"><text:s text:c="12"/>if (array[j] &lt; array[minIndex]) {</text:p>
      <text:p text:style-name="P3"><text:s text:c="16"/>minIndex = j;</text:p>
      <text:p text:style-name="P3"><text:s text:c="12"/>}</text:p>
      <text:p text:style-name="P3"><text:s text:c="8"/>}</text:p>
      <text:p text:style-name="P3"/>
      <text:p text:style-name="P3"><text:s text:c="8"/>// Swap the found minimum element with the first element</text:p>
      <text:p text:style-name="P3"><text:s text:c="8"/>std::swap(array[i], array[minIndex]);</text:p>
      <text:p text:style-name="P3"><text:s text:c="4"/>}</text:p>
      <text:p text:style-name="P3">}</text:p>
      <text:p text:style-name="P3"/>
      <text:p text:style-name="P3">// Function to print the elements of a vector</text:p>
      <text:p text:style-name="P3">void printArray(const std::vector&lt;int&gt;&amp; array) {</text:p>
      <text:p text:style-name="P3"><text:s text:c="4"/>for (int value : array) {</text:p>
      <text:p text:style-name="P3"><text:s text:c="8"/>std::cout &lt;&lt; value &lt;&lt; " ";</text:p>
      <text:p text:style-name="P3"><text:s text:c="4"/>}</text:p>
      <text:p text:style-name="P3"><text:s text:c="4"/>std::cout &lt;&lt; std::endl;</text:p>
      <text:p text:style-name="P3">}</text:p>
      <text:p text:style-name="P3"/>
      <text:p text:style-name="P3">int main() {</text:p>
      <text:p text:style-name="P3"><text:s text:c="4"/>std::vector&lt;int&gt; array = {64, 25, 12, 22, 11};</text:p>
      <text:p text:style-name="P3"><text:s text:c="4"/></text:p>
      <text:p text:style-name="P3"><text:s text:c="4"/>std::cout &lt;&lt; "Original array: ";</text:p>
      <text:p text:style-name="P3"><text:s text:c="4"/>printArray(array);</text:p>
      <text:p text:style-name="P3"/>
      <text:p text:style-name="P3"><text:s text:c="4"/>selectionSort(array);</text:p>
      <text:p text:style-name="P3"/>
      <text:p text:style-name="P3"><text:s text:c="4"/>std::cout &lt;&lt; "Sorted array: ";</text:p>
      <text:p text:style-name="P3"><text:s text:c="4"/>printArray(array);</text:p>
      <text:p text:style-name="P3"/>
      <text:p text:style-name="P3"><text:s text:c="4"/>return 0;</text:p>
      <text:p text:style-name="P3">}</text:p>
      <text:p text:style-name="P3"/>
      <text:p text:style-name="P9">// Output</text:p>
      <text:p text:style-name="P11">// Original array: 64 25 12 22 11</text:p>
      <text:p text:style-name="P11">// Sorted array: 11 12 22 25 64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//<text:span text:style-name="T11">BUBBLE SORT</text:span></text:p>
      <text:p text:style-name="P9">#include &lt;iostream&gt;</text:p>
      <text:p text:style-name="P11">#include &lt;vector&gt;</text:p>
      <text:p text:style-name="P13"/>
      <text:p text:style-name="P11">// Function to perform bubble sort on a vector</text:p>
      <text:p text:style-name="P11">void bubbleSort(std::vector&lt;int&gt;&amp; array) {</text:p>
      <text:p text:style-name="P11">int n = array.size();</text:p>
      <text:p text:style-name="P13"/>
      <text:p text:style-name="P11">for (int i = 0; i &lt; n - 1; ++i) {</text:p>
      <text:p text:style-name="P11">// Last i elements are already sorted, so no need to check them</text:p>
      <text:p text:style-name="P11">for (int j = 0; j &lt; n - i - 1; ++j) {</text:p>
      <text:p text:style-name="P11">// Swap if the element found is greater than the next element</text:p>
      <text:p text:style-name="P11">if (array[j] &gt; array[j + 1]) {</text:p>
      <text:p text:style-name="P11">std::swap(array[j], array[j + 1]);</text:p>
      <text:p text:style-name="P11">}</text:p>
      <text:p text:style-name="P11">}</text:p>
      <text:p text:style-name="P11">}</text:p>
      <text:p text:style-name="P11">}</text:p>
      <text:p text:style-name="P13"/>
      <text:p text:style-name="P11">// Function to print the elements of a vector</text:p>
      <text:p text:style-name="P11">void printArray(const std::vector&lt;int&gt;&amp; array) {</text:p>
      <text:p text:style-name="P11">for (int value : array) {</text:p>
      <text:p text:style-name="P11">std::cout &lt;&lt; value &lt;&lt; " ";</text:p>
      <text:p text:style-name="P11">}</text:p>
      <text:p text:style-name="P11">std::cout &lt;&lt; std::endl;</text:p>
      <text:p text:style-name="P11">}</text:p>
      <text:p text:style-name="P13"/>
      <text:p text:style-name="P11">int main() {</text:p>
      <text:p text:style-name="P11">std::vector&lt;int&gt; array = {64, 34, 25, 12, 22, 11, 90};</text:p>
      <text:p text:style-name="P11">std::cout &lt;&lt; "Original array: ";</text:p>
      <text:p text:style-name="P11">printArray(array);</text:p>
      <text:p text:style-name="P13"/>
      <text:p text:style-name="P11">bubbleSort(array);</text:p>
      <text:p text:style-name="P13"/>
      <text:p text:style-name="P11">std::cout &lt;&lt; "Sorted array: ";</text:p>
      <text:p text:style-name="P11">printArray(array);</text:p>
      <text:p text:style-name="P13"/>
      <text:p text:style-name="P11">return 0;</text:p>
      <text:p text:style-name="P11">}</text:p>
      <text:p text:style-name="P13"/>
      <text:p text:style-name="P11">/*</text:p>
      <text:p text:style-name="P11">Output</text:p>
      <text:p text:style-name="P11">Original array: 64 34 25 12 22 11 90</text:p>
      <text:p text:style-name="P11">Sorted array: 11 12 22 25 34 64 90</text:p>
      <text:p text:style-name="P11">*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//<text:span text:style-name="T11">Merge Sort</text:span></text:p>
      <text:p text:style-name="P9">#include &lt;iostream&gt;</text:p>
      <text:p text:style-name="P11">#include &lt;vector&gt;</text:p>
      <text:p text:style-name="P13"/>
      <text:p text:style-name="P11">// Merge two subarrays of the vector</text:p>
      <text:p text:style-name="P11">void merge(std::vector&lt;int&gt;&amp; array, int left, int middle, int right) {</text:p>
      <text:p text:style-name="P11">int n1 = middle - left + 1;</text:p>
      <text:p text:style-name="P11">int n2 = right - middle;</text:p>
      <text:p text:style-name="P13"/>
      <text:p text:style-name="P11">// Create temporary arrays</text:p>
      <text:p text:style-name="P11">std::vector&lt;int&gt; leftArray(n1);</text:p>
      <text:p text:style-name="P11">std::vector&lt;int&gt; rightArray(n2);</text:p>
      <text:p text:style-name="P13"/>
      <text:p text:style-name="P11">// Copy data to temporary arrays leftArray[] and rightArray[]</text:p>
      <text:p text:style-name="P11">for (int i = 0; i &lt; n1; ++i) {</text:p>
      <text:p text:style-name="P11">leftArray[i] = array[left + i];</text:p>
      <text:p text:style-name="P11">}</text:p>
      <text:p text:style-name="P11">for (int j = 0; j &lt; n2; ++j) {</text:p>
      <text:p text:style-name="P11">rightArray[j] = array[middle + 1 + j];</text:p>
      <text:p text:style-name="P11">}</text:p>
      <text:p text:style-name="P13"/>
      <text:p text:style-name="P11">// Merge the temporary arrays back into array[left..right]</text:p>
      <text:p text:style-name="P11">int i = 0; // Initial index of the first subarray</text:p>
      <text:p text:style-name="P11">int j = 0; // Initial index of the second subarray</text:p>
      <text:p text:style-name="P11">int k = left; // Initial index of the merged subarray</text:p>
      <text:p text:style-name="P13"/>
      <text:p text:style-name="P11">while (i &lt; n1 &amp;&amp; j &lt; n2) {</text:p>
      <text:p text:style-name="P11">if (leftArray[i] &lt;= rightArray[j]) {</text:p>
      <text:p text:style-name="P11">array[k] = leftArray[i];</text:p>
      <text:p text:style-name="P11">++i;</text:p>
      <text:p text:style-name="P11">} else {</text:p>
      <text:p text:style-name="P11">array[k] = rightArray[j];</text:p>
      <text:p text:style-name="P11">++j;</text:p>
      <text:p text:style-name="P11">}</text:p>
      <text:p text:style-name="P11">++k;</text:p>
      <text:p text:style-name="P11">}</text:p>
      <text:p text:style-name="P13"/>
      <text:p text:style-name="P11">// Copy the remaining elements of leftArray[], if there are any</text:p>
      <text:p text:style-name="P11">while (i &lt; n1) {</text:p>
      <text:p text:style-name="P11">array[k] = leftArray[i];</text:p>
      <text:p text:style-name="P11">++i;</text:p>
      <text:p text:style-name="P11">++k;</text:p>
      <text:p text:style-name="P11">}</text:p>
      <text:p text:style-name="P13"/>
      <text:p text:style-name="P11">// Copy the remaining elements of rightArray[], if there are any</text:p>
      <text:p text:style-name="P11">while (j &lt; n2) {</text:p>
      <text:p text:style-name="P11">array[k] = rightArray[j];</text:p>
      <text:p text:style-name="P11">++j;</text:p>
      <text:p text:style-name="P11">++k;</text:p>
      <text:p text:style-name="P11">}</text:p>
      <text:p text:style-name="P11">}</text:p>
      <text:p text:style-name="P13"><text:soft-page-break/></text:p>
      <text:p text:style-name="P11">// Main function to perform merge sort on a vector</text:p>
      <text:p text:style-name="P11">void mergeSort(std::vector&lt;int&gt;&amp; array, int left, int right) {</text:p>
      <text:p text:style-name="P11">if (left &lt; right) {</text:p>
      <text:p text:style-name="P11">// Same as (left+right)/2, but avoids overflow for large left and right</text:p>
      <text:p text:style-name="P11">int middle = left + (right - left) / 2;</text:p>
      <text:p text:style-name="P13"/>
      <text:p text:style-name="P11">// Sort first and second halves</text:p>
      <text:p text:style-name="P11">mergeSort(array, left, middle);</text:p>
      <text:p text:style-name="P11">mergeSort(array, middle + 1, right);</text:p>
      <text:p text:style-name="P13"/>
      <text:p text:style-name="P11">// Merge the sorted halves</text:p>
      <text:p text:style-name="P11">merge(array, left, middle, right);</text:p>
      <text:p text:style-name="P11">}</text:p>
      <text:p text:style-name="P11">}</text:p>
      <text:p text:style-name="P13"/>
      <text:p text:style-name="P11">// Function to print the elements of a vector</text:p>
      <text:p text:style-name="P11">void printArray(const std::vector&lt;int&gt;&amp; array) {</text:p>
      <text:p text:style-name="P11">for (int value : array) {</text:p>
      <text:p text:style-name="P11">std::cout &lt;&lt; value &lt;&lt; " ";</text:p>
      <text:p text:style-name="P11">}</text:p>
      <text:p text:style-name="P11">std::cout &lt;&lt; std::endl;</text:p>
      <text:p text:style-name="P11">}</text:p>
      <text:p text:style-name="P13"/>
      <text:p text:style-name="P11">int main() {</text:p>
      <text:p text:style-name="P11">std::vector&lt;int&gt; array = {12, 11, 13, 5, 6, 7};</text:p>
      <text:p text:style-name="P11">std::cout &lt;&lt; "Original array: ";</text:p>
      <text:p text:style-name="P11">printArray(array);</text:p>
      <text:p text:style-name="P13"/>
      <text:p text:style-name="P11">mergeSort(array, 0, array.size() - 1);</text:p>
      <text:p text:style-name="P13"/>
      <text:p text:style-name="P11">std::cout &lt;&lt; "Sorted array: ";</text:p>
      <text:p text:style-name="P11">printArray(array);</text:p>
      <text:p text:style-name="P13"/>
      <text:p text:style-name="P11">return 0;</text:p>
      <text:p text:style-name="P11">}</text:p>
      <text:p text:style-name="P13"/>
      <text:p text:style-name="P11">/*</text:p>
      <text:p text:style-name="P11">Output</text:p>
      <text:p text:style-name="P11">Original array: 12 11 13 5 6 7</text:p>
      <text:p text:style-name="P11">Sorted array: 5 6 7 11 12 13</text:p>
      <text:p text:style-name="P11">*/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//<text:span text:style-name="T11">QUICK SORT</text:span></text:p>
      <text:p text:style-name="P3"/>
      <text:p text:style-name="P3">#include &lt;iostream&gt;</text:p>
      <text:p text:style-name="P3">#include &lt;vector&gt;</text:p>
      <text:p text:style-name="P3"/>
      <text:p text:style-name="P3">// Partition function to rearrange the array elements such that</text:p>
      <text:p text:style-name="P3">// elements smaller than the pivot are on the left and elements</text:p>
      <text:p text:style-name="P3">// greater than the pivot are on the right</text:p>
      <text:p text:style-name="P3">int partition(std::vector&lt;int&gt;&amp; array, int low, int high) {</text:p>
      <text:p text:style-name="P3"><text:s text:c="4"/>int pivot = array[high]; // Choose the rightmost element as the pivot</text:p>
      <text:p text:style-name="P3"><text:s text:c="4"/>int i = low - 1; // Index of the smaller element</text:p>
      <text:p text:style-name="P3"/>
      <text:p text:style-name="P3"><text:s text:c="4"/>for (int j = low; j &lt;= high - 1; ++j) {</text:p>
      <text:p text:style-name="P3"><text:s text:c="8"/>// If the current element is smaller than or equal to the pivot</text:p>
      <text:p text:style-name="P3"><text:s text:c="8"/>if (array[j] &lt;= pivot) {</text:p>
      <text:p text:style-name="P3"><text:s text:c="12"/>// Swap array[i] and array[j]</text:p>
      <text:p text:style-name="P3"><text:s text:c="12"/>std::swap(array[++i], array[j]);</text:p>
      <text:p text:style-name="P3"><text:s text:c="8"/>}</text:p>
      <text:p text:style-name="P3"><text:s text:c="4"/>}</text:p>
      <text:p text:style-name="P3"/>
      <text:p text:style-name="P3"><text:s text:c="4"/>// Swap array[i+1] and array[high] (put the pivot in its correct place)</text:p>
      <text:p text:style-name="P3"><text:s text:c="4"/>std::swap(array[i + 1], array[high]);</text:p>
      <text:p text:style-name="P3"/>
      <text:p text:style-name="P3"><text:s text:c="4"/>return i + 1; // Return the index of the pivot</text:p>
      <text:p text:style-name="P3">}</text:p>
      <text:p text:style-name="P3"/>
      <text:p text:style-name="P3">// Main function to perform quick sort on a vector</text:p>
      <text:p text:style-name="P3">void quickSort(std::vector&lt;int&gt;&amp; array, int low, int high) {</text:p>
      <text:p text:style-name="P3"><text:s text:c="4"/>if (low &lt; high) {</text:p>
      <text:p text:style-name="P3"><text:s text:c="8"/>// Partition the array and get the index of the pivot element</text:p>
      <text:p text:style-name="P3"><text:s text:c="8"/>int pivotIndex = partition(array, low, high);</text:p>
      <text:p text:style-name="P3"/>
      <text:p text:style-name="P3"><text:s text:c="8"/>// Recursively sort the subarrays before and after the pivot</text:p>
      <text:p text:style-name="P3"><text:s text:c="8"/>quickSort(array, low, pivotIndex - 1);</text:p>
      <text:p text:style-name="P3"><text:s text:c="8"/>quickSort(array, pivotIndex + 1, high);</text:p>
      <text:p text:style-name="P3"><text:s text:c="4"/>}</text:p>
      <text:p text:style-name="P3">}</text:p>
      <text:p text:style-name="P3"/>
      <text:p text:style-name="P3">// Function to print the elements of a vector</text:p>
      <text:p text:style-name="P3">void printArray(const std::vector&lt;int&gt;&amp; array) {</text:p>
      <text:p text:style-name="P3"><text:s text:c="4"/>for (int value : array) {</text:p>
      <text:p text:style-name="P3"><text:s text:c="8"/>std::cout &lt;&lt; value &lt;&lt; " ";</text:p>
      <text:p text:style-name="P3"><text:s text:c="4"/>}</text:p>
      <text:p text:style-name="P3"><text:s text:c="4"/>std::cout &lt;&lt; std::endl;</text:p>
      <text:p text:style-name="P3">}</text:p>
      <text:p text:style-name="P3"/>
      <text:p text:style-name="P3">int main() {</text:p>
      <text:p text:style-name="P3"><text:s text:c="4"/>std::vector&lt;int&gt; array = {10, 7, 8, 9, 1, 5};</text:p>
      <text:p text:style-name="P3"><text:s text:c="4"/></text:p>
      <text:p text:style-name="P3"><text:s text:c="4"/>std::cout &lt;&lt; "Original array: ";</text:p>
      <text:p text:style-name="P3"><text:s text:c="4"/>printArray(array);</text:p>
      <text:p text:style-name="P3"/>
      <text:p text:style-name="P3"><text:s text:c="4"/>quickSort(array, 0, array.size() - 1);</text:p>
      <text:p text:style-name="P3"/>
      <text:p text:style-name="P3"><text:s text:c="4"/>std::cout &lt;&lt; "Sorted array: ";</text:p>
      <text:p text:style-name="P3"><text:s text:c="4"/>printArray(array);</text:p>
      <text:p text:style-name="P3"><text:soft-page-break/></text:p>
      <text:p text:style-name="P3"><text:s text:c="4"/>return 0;</text:p>
      <text:p text:style-name="P3">}</text:p>
      <text:p text:style-name="P3"/>
      <text:p text:style-name="P9">/*</text:p>
      <text:p text:style-name="P11">Output</text:p>
      <text:p text:style-name="P11">Original array: 10 7 8 9 1 5</text:p>
      <text:p text:style-name="P11">Sorted array: 1 5 7 8 9 10</text:p>
      <text:p text:style-name="P11">*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//<text:span text:style-name="T13">MINIMAL SPANNING TREE</text:span></text:p>
      <text:p text:style-name="P3"/>
      <text:p text:style-name="P3">// C++ program for Kruskal's algorithm to find Minimum </text:p>
      <text:p text:style-name="P3">// Spanning Tree of a given connected, undirected and </text:p>
      <text:p text:style-name="P3">// weighted graph </text:p>
      <text:p text:style-name="P3">#include&lt;bits/stdc++.h&gt; </text:p>
      <text:p text:style-name="P3">using namespace std; </text:p>
      <text:p text:style-name="P3"/>
      <text:p text:style-name="P3">// Creating shortcut for an integer pair </text:p>
      <text:p text:style-name="P3">typedef pair&lt;int, int&gt; iPair; </text:p>
      <text:p text:style-name="P3"/>
      <text:p text:style-name="P3">// Structure to represent a graph </text:p>
      <text:p text:style-name="P3">struct Graph </text:p>
      <text:p text:style-name="P3">{ </text:p>
      <text:p text:style-name="P3"><text:tab/>int V, E; </text:p>
      <text:p text:style-name="P3"><text:tab/>vector&lt; pair&lt;int, iPair&gt; &gt; edges; </text:p>
      <text:p text:style-name="P3"/>
      <text:p text:style-name="P3"><text:tab/>// Constructor </text:p>
      <text:p text:style-name="P3"><text:tab/>Graph(int V, int E) </text:p>
      <text:p text:style-name="P3"><text:tab/>{ </text:p>
      <text:p text:style-name="P3"><text:tab/><text:tab/>this-&gt;V = V; </text:p>
      <text:p text:style-name="P3"><text:tab/><text:tab/>this-&gt;E = E; </text:p>
      <text:p text:style-name="P3"><text:tab/>} </text:p>
      <text:p text:style-name="P3"/>
      <text:p text:style-name="P3"><text:tab/>// Utility function to add an edge </text:p>
      <text:p text:style-name="P3"><text:tab/>void addEdge(int u, int v, int w) </text:p>
      <text:p text:style-name="P3"><text:tab/>{ </text:p>
      <text:p text:style-name="P3"><text:tab/><text:tab/>edges.push_back({w, {u, v}}); </text:p>
      <text:p text:style-name="P3"><text:tab/>} </text:p>
      <text:p text:style-name="P3"/>
      <text:p text:style-name="P3"><text:tab/>// Function to find MST using Kruskal's </text:p>
      <text:p text:style-name="P3"><text:tab/>// MST algorithm </text:p>
      <text:p text:style-name="P3"><text:tab/>int kruskalMST(); </text:p>
      <text:p text:style-name="P3">}; </text:p>
      <text:p text:style-name="P3"/>
      <text:p text:style-name="P3">// To represent Disjoint Sets </text:p>
      <text:p text:style-name="P3">struct DisjointSets </text:p>
      <text:p text:style-name="P3">{ </text:p>
      <text:p text:style-name="P3"><text:tab/>int *parent, *rnk; </text:p>
      <text:p text:style-name="P3"><text:tab/>int n; </text:p>
      <text:p text:style-name="P3"/>
      <text:p text:style-name="P3"><text:tab/>// Constructor. </text:p>
      <text:p text:style-name="P3"><text:tab/>DisjointSets(int n) </text:p>
      <text:p text:style-name="P3"><text:tab/>{ </text:p>
      <text:p text:style-name="P3"><text:tab/><text:tab/>// Allocate memory </text:p>
      <text:p text:style-name="P3"><text:tab/><text:tab/>this-&gt;n = n; </text:p>
      <text:p text:style-name="P3"><text:tab/><text:tab/>parent = new int[n+1]; </text:p>
      <text:p text:style-name="P3"><text:tab/><text:tab/>rnk = new int[n+1]; </text:p>
      <text:p text:style-name="P3"/>
      <text:p text:style-name="P3"><text:tab/><text:tab/>// Initially, all vertices are in </text:p>
      <text:p text:style-name="P3"><text:tab/><text:tab/>// different sets and have rank 0. </text:p>
      <text:p text:style-name="P3"><text:tab/><text:tab/>for (int i = 0; i &lt;= n; i++) </text:p>
      <text:p text:style-name="P3"><text:tab/><text:tab/>{ </text:p>
      <text:p text:style-name="P3"><text:tab/><text:tab/><text:tab/>rnk[i] = 0; </text:p>
      <text:p text:style-name="P3"/>
      <text:p text:style-name="P3"><text:tab/><text:tab/><text:tab/>//every element is parent of itself </text:p>
      <text:p text:style-name="P3"><text:soft-page-break/><text:tab/><text:tab/><text:tab/>parent[i] = i; </text:p>
      <text:p text:style-name="P3"><text:tab/><text:tab/>} </text:p>
      <text:p text:style-name="P3"><text:tab/>} </text:p>
      <text:p text:style-name="P3"/>
      <text:p text:style-name="P3"><text:tab/>// Find the parent of a node 'u' </text:p>
      <text:p text:style-name="P3"><text:tab/>// Path Compression </text:p>
      <text:p text:style-name="P3"><text:tab/>int find(int u) </text:p>
      <text:p text:style-name="P3"><text:tab/>{ </text:p>
      <text:p text:style-name="P3"><text:tab/><text:tab/>/* Make the parent of the nodes in the path </text:p>
      <text:p text:style-name="P3"><text:tab/><text:tab/>from u--&gt; parent[u] point to parent[u] */</text:p>
      <text:p text:style-name="P3"><text:tab/><text:tab/>if (u != parent[u]) </text:p>
      <text:p text:style-name="P3"><text:tab/><text:tab/><text:tab/>parent[u] = find(parent[u]); </text:p>
      <text:p text:style-name="P3"><text:tab/><text:tab/>return parent[u]; </text:p>
      <text:p text:style-name="P3"><text:tab/>} </text:p>
      <text:p text:style-name="P3"/>
      <text:p text:style-name="P3"><text:tab/>// Union by rank </text:p>
      <text:p text:style-name="P3"><text:tab/>void merge(int x, int y) </text:p>
      <text:p text:style-name="P3"><text:tab/>{ </text:p>
      <text:p text:style-name="P3"><text:tab/><text:tab/>x = find(x), y = find(y); </text:p>
      <text:p text:style-name="P3"/>
      <text:p text:style-name="P3"><text:tab/><text:tab/>/* Make tree with smaller height </text:p>
      <text:p text:style-name="P3"><text:tab/><text:tab/>a subtree of the other tree */</text:p>
      <text:p text:style-name="P3"><text:tab/><text:tab/>if (rnk[x] &gt; rnk[y]) </text:p>
      <text:p text:style-name="P3"><text:tab/><text:tab/><text:tab/>parent[y] = x; </text:p>
      <text:p text:style-name="P3"><text:tab/><text:tab/>else // If rnk[x] &lt;= rnk[y] </text:p>
      <text:p text:style-name="P3"><text:tab/><text:tab/><text:tab/>parent[x] = y; </text:p>
      <text:p text:style-name="P3"/>
      <text:p text:style-name="P3"><text:tab/><text:tab/>if (rnk[x] == rnk[y]) </text:p>
      <text:p text:style-name="P3"><text:tab/><text:tab/><text:tab/>rnk[y]++; </text:p>
      <text:p text:style-name="P3"><text:tab/>} </text:p>
      <text:p text:style-name="P3">}; </text:p>
      <text:p text:style-name="P3"/>
      <text:p text:style-name="P3">/* Functions returns weight of the MST*/</text:p>
      <text:p text:style-name="P3"/>
      <text:p text:style-name="P3">int Graph::kruskalMST() </text:p>
      <text:p text:style-name="P3">{ </text:p>
      <text:p text:style-name="P3"><text:tab/>int mst_wt = 0; // Initialize result </text:p>
      <text:p text:style-name="P3"/>
      <text:p text:style-name="P3"><text:tab/>// Sort edges in increasing order on basis of cost </text:p>
      <text:p text:style-name="P3"><text:tab/>sort(edges.begin(), edges.end()); </text:p>
      <text:p text:style-name="P3"/>
      <text:p text:style-name="P3"><text:tab/>// Create disjoint sets </text:p>
      <text:p text:style-name="P3"><text:tab/>DisjointSets ds(V); </text:p>
      <text:p text:style-name="P3"/>
      <text:p text:style-name="P3"><text:tab/>// Iterate through all sorted edges </text:p>
      <text:p text:style-name="P3"><text:tab/>vector&lt; pair&lt;int, iPair&gt; &gt;::iterator it; </text:p>
      <text:p text:style-name="P3"><text:tab/>for (it=edges.begin(); it!=edges.end(); it++) </text:p>
      <text:p text:style-name="P3"><text:tab/>{ </text:p>
      <text:p text:style-name="P3"><text:tab/><text:tab/>int u = it-&gt;second.first; </text:p>
      <text:p text:style-name="P3"><text:tab/><text:tab/>int v = it-&gt;second.second; </text:p>
      <text:p text:style-name="P3"/>
      <text:p text:style-name="P3"><text:tab/><text:tab/>int set_u = ds.find(u); </text:p>
      <text:p text:style-name="P3"><text:tab/><text:tab/>int set_v = ds.find(v); </text:p>
      <text:p text:style-name="P3"/>
      <text:p text:style-name="P3"><text:tab/><text:tab/>// Check if the selected edge is creating </text:p>
      <text:p text:style-name="P3"><text:tab/><text:tab/>// a cycle or not (Cycle is created if u </text:p>
      <text:p text:style-name="P3"><text:soft-page-break/><text:tab/><text:tab/>// and v belong to same set) </text:p>
      <text:p text:style-name="P3"><text:tab/><text:tab/>if (set_u != set_v) </text:p>
      <text:p text:style-name="P3"><text:tab/><text:tab/>{ </text:p>
      <text:p text:style-name="P3"><text:tab/><text:tab/><text:tab/>// Current edge will be in the MST </text:p>
      <text:p text:style-name="P3"><text:tab/><text:tab/><text:tab/>// so print it </text:p>
      <text:p text:style-name="P3"><text:tab/><text:tab/><text:tab/>cout &lt;&lt; u &lt;&lt; " - " &lt;&lt; v &lt;&lt; endl; </text:p>
      <text:p text:style-name="P3"/>
      <text:p text:style-name="P3"><text:tab/><text:tab/><text:tab/>// Update MST weight </text:p>
      <text:p text:style-name="P3"><text:tab/><text:tab/><text:tab/>mst_wt += it-&gt;first; </text:p>
      <text:p text:style-name="P3"/>
      <text:p text:style-name="P3"><text:tab/><text:tab/><text:tab/>// Merge two sets </text:p>
      <text:p text:style-name="P3"><text:tab/><text:tab/><text:tab/>ds.merge(set_u, set_v); </text:p>
      <text:p text:style-name="P3"><text:tab/><text:tab/>} </text:p>
      <text:p text:style-name="P3"><text:tab/>} </text:p>
      <text:p text:style-name="P3"/>
      <text:p text:style-name="P3"><text:tab/>return mst_wt; </text:p>
      <text:p text:style-name="P3">} </text:p>
      <text:p text:style-name="P3"/>
      <text:p text:style-name="P3">// Driver program to test above functions </text:p>
      <text:p text:style-name="P3">int main() </text:p>
      <text:p text:style-name="P3">{ </text:p>
      <text:p text:style-name="P3"><text:tab/>/* Let us create above shown weighted </text:p>
      <text:p text:style-name="P3"><text:tab/>and undirected graph */</text:p>
      <text:p text:style-name="P3"><text:tab/>int V = 9, E = 14; </text:p>
      <text:p text:style-name="P3"><text:tab/>Graph g(V, E); </text:p>
      <text:p text:style-name="P3"/>
      <text:p text:style-name="P3"><text:tab/>// making above shown graph </text:p>
      <text:p text:style-name="P3"><text:tab/>g.addEdge(0, 1, 4); </text:p>
      <text:p text:style-name="P3"><text:tab/>g.addEdge(0, 7, 8); </text:p>
      <text:p text:style-name="P3"><text:tab/>g.addEdge(1, 2, 8); </text:p>
      <text:p text:style-name="P3"><text:tab/>g.addEdge(1, 7, 11); </text:p>
      <text:p text:style-name="P3"><text:tab/>g.addEdge(2, 3, 7); </text:p>
      <text:p text:style-name="P3"><text:tab/>g.addEdge(2, 8, 2); </text:p>
      <text:p text:style-name="P3"><text:tab/>g.addEdge(2, 5, 4); </text:p>
      <text:p text:style-name="P3"><text:tab/>g.addEdge(3, 4, 9); </text:p>
      <text:p text:style-name="P3"><text:tab/>g.addEdge(3, 5, 14); </text:p>
      <text:p text:style-name="P3"><text:tab/>g.addEdge(4, 5, 10); </text:p>
      <text:p text:style-name="P3"><text:tab/>g.addEdge(5, 6, 2); </text:p>
      <text:p text:style-name="P3"><text:tab/>g.addEdge(6, 7, 1); </text:p>
      <text:p text:style-name="P3"><text:tab/>g.addEdge(6, 8, 6); </text:p>
      <text:p text:style-name="P3"><text:tab/>g.addEdge(7, 8, 7); </text:p>
      <text:p text:style-name="P3"/>
      <text:p text:style-name="P3"><text:tab/>cout &lt;&lt; "Edges of MST are \n"; </text:p>
      <text:p text:style-name="P3"><text:tab/>int mst_wt = g.kruskalMST(); </text:p>
      <text:p text:style-name="P3"/>
      <text:p text:style-name="P3"><text:tab/>cout &lt;&lt; "\nWeight of MST is " &lt;&lt; mst_wt; </text:p>
      <text:p text:style-name="P3"/>
      <text:p text:style-name="P3"><text:tab/>return 0; </text:p>
      <text:p text:style-name="P3">} </text:p>
      <text:p text:style-name="P3"/>
      <text:p text:style-name="P9">//Edges of MST are </text:p>
      <text:p text:style-name="P11">//6 - 7</text:p>
      <text:p text:style-name="P11">//2 - 8</text:p>
      <text:p text:style-name="P11">//5 - 6</text:p>
      <text:p text:style-name="P11">//0 - 1</text:p>
      <text:p text:style-name="P11">//2 - 5</text:p>
      <text:p text:style-name="P11"><text:soft-page-break/>//2 - 3</text:p>
      <text:p text:style-name="P11">//0 - 7</text:p>
      <text:p text:style-name="P11">//3 - 4</text:p>
      <text:p text:style-name="P13"/>
      <text:p text:style-name="P11">//Weight of MST is 37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ospace"/>
    <style:font-face style:name="Fira Code" svg:font-family="'Fira Code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oppins" svg:font-family="poppin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5:38:52.869172154</meta:creation-date>
    <dc:date>2023-11-21T19:04:52.015312139</dc:date>
    <meta:editing-duration>PT7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5" meta:paragraph-count="1384" meta:word-count="4590" meta:character-count="30898" meta:non-whitespace-character-count="23177"/>
  </office:meta>
</office:document-meta>
</file>